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beb55"/>
    </style:style>
    <style:style style:name="P2" style:family="paragraph" style:parent-style-name="Standard">
      <style:text-properties officeooo:paragraph-rsid="001dc64d"/>
    </style:style>
    <style:style style:name="P3" style:family="paragraph" style:parent-style-name="Standard">
      <style:text-properties officeooo:rsid="001dc64d" officeooo:paragraph-rsid="001dc64d"/>
    </style:style>
    <style:style style:name="P4" style:family="paragraph" style:parent-style-name="Standard">
      <style:text-properties officeooo:rsid="001f4f63" officeooo:paragraph-rsid="001f4f63"/>
    </style:style>
    <style:style style:name="P5" style:family="paragraph" style:parent-style-name="Standard">
      <style:text-properties officeooo:rsid="00205d55" officeooo:paragraph-rsid="00205d55"/>
    </style:style>
    <style:style style:name="P6" style:family="paragraph" style:parent-style-name="Standard">
      <style:text-properties officeooo:rsid="0020a0eb" officeooo:paragraph-rsid="0020a0eb"/>
    </style:style>
    <style:style style:name="P7" style:family="paragraph" style:parent-style-name="Standard">
      <style:text-properties officeooo:rsid="00224c75" officeooo:paragraph-rsid="00224c75"/>
    </style:style>
    <style:style style:name="P8" style:family="paragraph" style:parent-style-name="Standard">
      <style:text-properties officeooo:rsid="0023bdc5" officeooo:paragraph-rsid="0023bdc5"/>
    </style:style>
    <style:style style:name="P9" style:family="paragraph" style:parent-style-name="Standard">
      <style:text-properties officeooo:rsid="0026553b" officeooo:paragraph-rsid="0026553b"/>
    </style:style>
    <style:style style:name="P10" style:family="paragraph" style:parent-style-name="Standard">
      <style:text-properties officeooo:rsid="002a33f0" officeooo:paragraph-rsid="002a33f0"/>
    </style:style>
    <style:style style:name="P11" style:family="paragraph" style:parent-style-name="Standard">
      <style:text-properties officeooo:rsid="002a33f0" officeooo:paragraph-rsid="002fe88f"/>
    </style:style>
    <style:style style:name="P12" style:family="paragraph" style:parent-style-name="Standard">
      <style:text-properties officeooo:rsid="002a9385" officeooo:paragraph-rsid="002a9385"/>
    </style:style>
    <style:style style:name="P13" style:family="paragraph" style:parent-style-name="Standard">
      <style:text-properties officeooo:rsid="002d2eb9" officeooo:paragraph-rsid="002d2eb9"/>
    </style:style>
    <style:style style:name="P14" style:family="paragraph" style:parent-style-name="Standard">
      <style:text-properties officeooo:rsid="002eff1b" officeooo:paragraph-rsid="002eff1b"/>
    </style:style>
    <style:style style:name="P15" style:family="paragraph" style:parent-style-name="Standard">
      <style:text-properties officeooo:rsid="0032b193" officeooo:paragraph-rsid="0032b193"/>
    </style:style>
    <style:style style:name="P16" style:family="paragraph" style:parent-style-name="Standard">
      <style:text-properties officeooo:rsid="0033fb4b" officeooo:paragraph-rsid="0033fb4b"/>
    </style:style>
    <style:style style:name="P17" style:family="paragraph" style:parent-style-name="Standard">
      <style:text-properties officeooo:rsid="002fe88f" officeooo:paragraph-rsid="002fe88f"/>
    </style:style>
    <style:style style:name="P18" style:family="paragraph" style:parent-style-name="Standard">
      <style:text-properties officeooo:rsid="003630f2" officeooo:paragraph-rsid="003630f2"/>
    </style:style>
    <style:style style:name="P19" style:family="paragraph" style:parent-style-name="Standard">
      <style:text-properties officeooo:rsid="003708a7" officeooo:paragraph-rsid="003708a7"/>
    </style:style>
    <style:style style:name="P20" style:family="paragraph" style:parent-style-name="Standard">
      <style:text-properties officeooo:rsid="003a67cb" officeooo:paragraph-rsid="003a67cb"/>
    </style:style>
    <style:style style:name="P21" style:family="paragraph" style:parent-style-name="Standard">
      <style:text-properties officeooo:rsid="003c061d" officeooo:paragraph-rsid="003c061d"/>
    </style:style>
    <style:style style:name="P22" style:family="paragraph" style:parent-style-name="Standard">
      <style:text-properties officeooo:rsid="003c8111" officeooo:paragraph-rsid="003c8111"/>
    </style:style>
    <style:style style:name="P23" style:family="paragraph" style:parent-style-name="Standard">
      <style:text-properties officeooo:rsid="003d4ebe" officeooo:paragraph-rsid="003d4ebe"/>
    </style:style>
    <style:style style:name="P24" style:family="paragraph" style:parent-style-name="Standard">
      <style:text-properties officeooo:rsid="003ed275" officeooo:paragraph-rsid="003ed275"/>
    </style:style>
    <style:style style:name="P25" style:family="paragraph" style:parent-style-name="Standard">
      <style:text-properties officeooo:rsid="003f9003" officeooo:paragraph-rsid="003ed275"/>
    </style:style>
    <style:style style:name="P26" style:family="paragraph" style:parent-style-name="Standard">
      <style:text-properties officeooo:rsid="003f9003" officeooo:paragraph-rsid="003f9003"/>
    </style:style>
    <style:style style:name="P27" style:family="paragraph" style:parent-style-name="Standard">
      <style:text-properties officeooo:rsid="003fbce7" officeooo:paragraph-rsid="003fbce7"/>
    </style:style>
    <style:style style:name="P28" style:family="paragraph" style:parent-style-name="Standard">
      <style:text-properties officeooo:rsid="003dd29a" officeooo:paragraph-rsid="003dd29a"/>
    </style:style>
    <style:style style:name="P29" style:family="paragraph" style:parent-style-name="Standard">
      <style:text-properties officeooo:rsid="0041801a" officeooo:paragraph-rsid="0041801a"/>
    </style:style>
    <style:style style:name="P30" style:family="paragraph" style:parent-style-name="Standard">
      <style:text-properties officeooo:rsid="0042439d" officeooo:paragraph-rsid="0042439d"/>
    </style:style>
    <style:style style:name="P31" style:family="paragraph" style:parent-style-name="Standard">
      <style:text-properties officeooo:rsid="0042e65d" officeooo:paragraph-rsid="0042e65d"/>
    </style:style>
    <style:style style:name="P32" style:family="paragraph" style:parent-style-name="Standard">
      <style:text-properties officeooo:rsid="00472d6e" officeooo:paragraph-rsid="00472d6e"/>
    </style:style>
    <style:style style:name="P33" style:family="paragraph" style:parent-style-name="Standard">
      <style:text-properties officeooo:rsid="004a7927" officeooo:paragraph-rsid="004a7927"/>
    </style:style>
    <style:style style:name="P34" style:family="paragraph" style:parent-style-name="Standard">
      <style:text-properties officeooo:rsid="004b8b8b" officeooo:paragraph-rsid="004b8b8b"/>
    </style:style>
    <style:style style:name="P35" style:family="paragraph" style:parent-style-name="Standard">
      <style:text-properties officeooo:rsid="004ba5ea" officeooo:paragraph-rsid="004ba5ea"/>
    </style:style>
    <style:style style:name="P36" style:family="paragraph" style:parent-style-name="Standard">
      <style:text-properties officeooo:rsid="004d843f" officeooo:paragraph-rsid="004d843f"/>
    </style:style>
    <style:style style:name="P37" style:family="paragraph" style:parent-style-name="Standard">
      <style:text-properties officeooo:rsid="004e7c17" officeooo:paragraph-rsid="004e7c17"/>
    </style:style>
    <style:style style:name="P38" style:family="paragraph" style:parent-style-name="Standard">
      <style:text-properties officeooo:rsid="0050db26" officeooo:paragraph-rsid="0050db26"/>
    </style:style>
    <style:style style:name="P39" style:family="paragraph" style:parent-style-name="Standard">
      <style:text-properties officeooo:rsid="0052fdfb" officeooo:paragraph-rsid="0052fdfb"/>
    </style:style>
    <style:style style:name="P40" style:family="paragraph" style:parent-style-name="Standard">
      <style:text-properties officeooo:rsid="0053a8ba" officeooo:paragraph-rsid="0053a8ba"/>
    </style:style>
    <style:style style:name="P41" style:family="paragraph" style:parent-style-name="Standard">
      <style:text-properties officeooo:rsid="005486e7" officeooo:paragraph-rsid="005486e7"/>
    </style:style>
    <style:style style:name="P42" style:family="paragraph" style:parent-style-name="Standard">
      <style:text-properties officeooo:rsid="00569c0f" officeooo:paragraph-rsid="00569c0f"/>
    </style:style>
    <style:style style:name="P43" style:family="paragraph" style:parent-style-name="Standard">
      <style:text-properties officeooo:rsid="0056e509" officeooo:paragraph-rsid="0056e509"/>
    </style:style>
    <style:style style:name="P44" style:family="paragraph" style:parent-style-name="Standard">
      <style:text-properties officeooo:rsid="005bd82d" officeooo:paragraph-rsid="005bd82d"/>
    </style:style>
    <style:style style:name="P45" style:family="paragraph" style:parent-style-name="Standard">
      <style:text-properties officeooo:rsid="005ed9f9" officeooo:paragraph-rsid="005ed9f9"/>
    </style:style>
    <style:style style:name="P46" style:family="paragraph" style:parent-style-name="Standard">
      <style:text-properties officeooo:rsid="00617c97" officeooo:paragraph-rsid="00617c97"/>
    </style:style>
    <style:style style:name="P47" style:family="paragraph" style:parent-style-name="Standard">
      <style:text-properties officeooo:rsid="00671baf" officeooo:paragraph-rsid="0068ce29"/>
    </style:style>
    <style:style style:name="P48" style:family="paragraph" style:parent-style-name="Standard">
      <style:text-properties officeooo:rsid="006c9a05" officeooo:paragraph-rsid="006c9a05"/>
    </style:style>
    <style:style style:name="P49" style:family="paragraph" style:parent-style-name="Standard">
      <style:text-properties officeooo:rsid="006c9a05" officeooo:paragraph-rsid="006e6282"/>
    </style:style>
    <style:style style:name="P50" style:family="paragraph" style:parent-style-name="Standard">
      <style:text-properties officeooo:rsid="00701733" officeooo:paragraph-rsid="00701733"/>
    </style:style>
    <style:style style:name="P51" style:family="paragraph" style:parent-style-name="Standard">
      <style:text-properties officeooo:rsid="0073b18b" officeooo:paragraph-rsid="0073b18b"/>
    </style:style>
    <style:style style:name="P52" style:family="paragraph" style:parent-style-name="Standard">
      <style:text-properties officeooo:rsid="0073b18b" officeooo:paragraph-rsid="0075213d"/>
    </style:style>
    <style:style style:name="P53" style:family="paragraph" style:parent-style-name="Standard">
      <style:text-properties officeooo:paragraph-rsid="0073b18b"/>
    </style:style>
    <style:style style:name="P54" style:family="paragraph" style:parent-style-name="Standard">
      <style:text-properties officeooo:paragraph-rsid="0075213d"/>
    </style:style>
    <style:style style:name="P55" style:family="paragraph" style:parent-style-name="Standard">
      <style:text-properties officeooo:rsid="0076625c" officeooo:paragraph-rsid="0076625c"/>
    </style:style>
    <style:style style:name="P56" style:family="paragraph" style:parent-style-name="Standard">
      <style:text-properties officeooo:rsid="007759be" officeooo:paragraph-rsid="007759be"/>
    </style:style>
    <style:style style:name="P57" style:family="paragraph" style:parent-style-name="Standard">
      <style:text-properties officeooo:rsid="0078ca17" officeooo:paragraph-rsid="0078ca17"/>
    </style:style>
    <style:style style:name="P58" style:family="paragraph" style:parent-style-name="Standard">
      <style:text-properties officeooo:rsid="0062a782" officeooo:paragraph-rsid="0062a782"/>
    </style:style>
    <style:style style:name="P59" style:family="paragraph" style:parent-style-name="Standard">
      <style:text-properties officeooo:rsid="00681248" officeooo:paragraph-rsid="0068ce29"/>
    </style:style>
    <style:style style:name="P60" style:family="paragraph" style:parent-style-name="Standard">
      <style:text-properties style:font-name="Liberation Serif" fo:font-size="12pt" fo:font-style="normal" fo:font-weight="normal" style:font-size-asian="12pt" style:font-style-asian="normal" style:font-weight-asian="normal"/>
    </style:style>
    <style:style style:name="P61" style:family="paragraph" style:parent-style-name="Standard">
      <style:text-properties officeooo:rsid="00802029" officeooo:paragraph-rsid="00802029"/>
    </style:style>
    <style:style style:name="P62" style:family="paragraph" style:parent-style-name="Standard">
      <style:text-properties officeooo:rsid="00809e2d" officeooo:paragraph-rsid="00809e2d"/>
    </style:style>
    <style:style style:name="P63" style:family="paragraph" style:parent-style-name="Standard">
      <style:text-properties officeooo:rsid="008246c9" officeooo:paragraph-rsid="008246c9"/>
    </style:style>
    <style:style style:name="P64" style:family="paragraph" style:parent-style-name="Standard">
      <style:text-properties officeooo:rsid="008246c9" officeooo:paragraph-rsid="008dd32a"/>
    </style:style>
    <style:style style:name="P65" style:family="paragraph" style:parent-style-name="Standard">
      <style:text-properties officeooo:rsid="008246c9" officeooo:paragraph-rsid="008eeacb"/>
    </style:style>
    <style:style style:name="P66" style:family="paragraph" style:parent-style-name="Standard">
      <style:text-properties officeooo:rsid="008706fa" officeooo:paragraph-rsid="008706fa"/>
    </style:style>
    <style:style style:name="P67" style:family="paragraph" style:parent-style-name="Standard">
      <style:text-properties officeooo:rsid="008706fa" officeooo:paragraph-rsid="008b136b"/>
    </style:style>
    <style:style style:name="P68" style:family="paragraph" style:parent-style-name="Standard">
      <style:text-properties officeooo:rsid="008b136b" officeooo:paragraph-rsid="008eeacb"/>
    </style:style>
    <style:style style:name="P69" style:family="paragraph" style:parent-style-name="Standard">
      <style:text-properties officeooo:rsid="008b136b" officeooo:paragraph-rsid="008b136b"/>
    </style:style>
    <style:style style:name="P70" style:family="paragraph" style:parent-style-name="Standard">
      <style:text-properties officeooo:rsid="008f67ad" officeooo:paragraph-rsid="008f67ad"/>
    </style:style>
    <style:style style:name="P71" style:family="paragraph" style:parent-style-name="Standard">
      <style:text-properties officeooo:rsid="008fdd87" officeooo:paragraph-rsid="008fdd87"/>
    </style:style>
    <style:style style:name="P72" style:family="paragraph" style:parent-style-name="Standard">
      <style:text-properties officeooo:rsid="00925d0a" officeooo:paragraph-rsid="00925d0a"/>
    </style:style>
    <style:style style:name="P73" style:family="paragraph" style:parent-style-name="Standard">
      <style:text-properties officeooo:rsid="00954498" officeooo:paragraph-rsid="00954498"/>
    </style:style>
    <style:style style:name="P74" style:family="paragraph" style:parent-style-name="Text_20_body">
      <style:text-properties officeooo:rsid="0097aee3" officeooo:paragraph-rsid="0097aee3"/>
    </style:style>
    <style:style style:name="P75" style:family="paragraph" style:parent-style-name="Text_20_body">
      <style:text-properties officeooo:rsid="0097c743" officeooo:paragraph-rsid="0097c743"/>
    </style:style>
    <style:style style:name="P76" style:family="paragraph" style:parent-style-name="Text_20_body">
      <style:text-properties officeooo:rsid="0099970d" officeooo:paragraph-rsid="0099970d"/>
    </style:style>
    <style:style style:name="P77" style:family="paragraph" style:parent-style-name="Text_20_body">
      <style:text-properties officeooo:rsid="009a0393" officeooo:paragraph-rsid="009a0393"/>
    </style:style>
    <style:style style:name="P78" style:family="paragraph" style:parent-style-name="Text_20_body">
      <style:text-properties officeooo:rsid="009a70d1" officeooo:paragraph-rsid="009a70d1"/>
    </style:style>
    <style:style style:name="P79" style:family="paragraph" style:parent-style-name="Text_20_body">
      <style:text-properties officeooo:rsid="009b76c4" officeooo:paragraph-rsid="009b76c4"/>
    </style:style>
    <style:style style:name="P80" style:family="paragraph" style:parent-style-name="Text_20_body">
      <style:text-properties officeooo:rsid="009c3ce5" officeooo:paragraph-rsid="009c3ce5"/>
    </style:style>
    <style:style style:name="P81" style:family="paragraph" style:parent-style-name="Text_20_body">
      <style:text-properties officeooo:rsid="009ebb40" officeooo:paragraph-rsid="009ebb40"/>
    </style:style>
    <style:style style:name="P82" style:family="paragraph" style:parent-style-name="Text_20_body">
      <style:text-properties officeooo:rsid="00a03c2e" officeooo:paragraph-rsid="00a03c2e"/>
    </style:style>
    <style:style style:name="P83" style:family="paragraph" style:parent-style-name="Text_20_body">
      <style:text-properties officeooo:rsid="00a11add" officeooo:paragraph-rsid="00a8058e"/>
    </style:style>
    <style:style style:name="P84" style:family="paragraph" style:parent-style-name="Text_20_body">
      <style:text-properties officeooo:rsid="00a149e2" officeooo:paragraph-rsid="00a149e2"/>
    </style:style>
    <style:style style:name="P85" style:family="paragraph" style:parent-style-name="Text_20_body">
      <style:text-properties officeooo:rsid="00a149e2" officeooo:paragraph-rsid="00a28291"/>
    </style:style>
    <style:style style:name="P86" style:family="paragraph" style:parent-style-name="Text_20_body">
      <style:text-properties officeooo:rsid="00a28291" officeooo:paragraph-rsid="00a28291"/>
    </style:style>
    <style:style style:name="P87" style:family="paragraph" style:parent-style-name="Text_20_body">
      <style:text-properties officeooo:rsid="00a34d54" officeooo:paragraph-rsid="00a34d54"/>
    </style:style>
    <style:style style:name="P88" style:family="paragraph" style:parent-style-name="Text_20_body">
      <style:text-properties officeooo:rsid="00a3e8e3" officeooo:paragraph-rsid="00a3e8e3"/>
    </style:style>
    <style:style style:name="P89" style:family="paragraph" style:parent-style-name="Text_20_body">
      <style:text-properties officeooo:rsid="00a3e8e3" officeooo:paragraph-rsid="00a76f3f"/>
    </style:style>
    <style:style style:name="P90" style:family="paragraph" style:parent-style-name="Text_20_body">
      <style:text-properties officeooo:rsid="00a3e8e3" officeooo:paragraph-rsid="00a963ba"/>
    </style:style>
    <style:style style:name="P91" style:family="paragraph" style:parent-style-name="Text_20_body">
      <style:text-properties officeooo:rsid="00a5b38a" officeooo:paragraph-rsid="00a5b38a"/>
    </style:style>
    <style:style style:name="P92" style:family="paragraph" style:parent-style-name="Text_20_body">
      <style:text-properties officeooo:rsid="00a76f3f" officeooo:paragraph-rsid="00a76f3f"/>
    </style:style>
    <style:style style:name="P93" style:family="paragraph" style:parent-style-name="Text_20_body">
      <style:text-properties officeooo:rsid="00a8058e" officeooo:paragraph-rsid="00a8058e"/>
    </style:style>
    <style:style style:name="P94" style:family="paragraph" style:parent-style-name="Text_20_body">
      <style:text-properties officeooo:rsid="00a963ba" officeooo:paragraph-rsid="00a963ba"/>
    </style:style>
    <style:style style:name="P95" style:family="paragraph" style:parent-style-name="Text_20_body">
      <style:text-properties officeooo:rsid="00aa16db" officeooo:paragraph-rsid="00aa16db"/>
    </style:style>
    <style:style style:name="P96" style:family="paragraph" style:parent-style-name="Text_20_body">
      <style:text-properties officeooo:rsid="00ad20d6" officeooo:paragraph-rsid="00ad20d6"/>
    </style:style>
    <style:style style:name="P97" style:family="paragraph" style:parent-style-name="Text_20_body">
      <style:text-properties officeooo:rsid="00aed8fb" officeooo:paragraph-rsid="00aed8fb"/>
    </style:style>
    <style:style style:name="P98" style:family="paragraph" style:parent-style-name="Text_20_body">
      <style:text-properties officeooo:rsid="00aed8fb" officeooo:paragraph-rsid="00aeefeb"/>
    </style:style>
    <style:style style:name="P99" style:family="paragraph" style:parent-style-name="Text_20_body">
      <style:text-properties officeooo:rsid="00af5a98" officeooo:paragraph-rsid="00af5a98"/>
    </style:style>
    <style:style style:name="P100" style:family="paragraph" style:parent-style-name="Text_20_body">
      <style:text-properties officeooo:rsid="00b07192" officeooo:paragraph-rsid="00b07192"/>
    </style:style>
    <style:style style:name="P101" style:family="paragraph" style:parent-style-name="Text_20_body">
      <style:text-properties officeooo:rsid="00b490a0" officeooo:paragraph-rsid="00b490a0"/>
    </style:style>
    <style:style style:name="P102" style:family="paragraph" style:parent-style-name="Text_20_body">
      <style:text-properties officeooo:rsid="00b4a064" officeooo:paragraph-rsid="00b4a064"/>
    </style:style>
    <style:style style:name="P103" style:family="paragraph" style:parent-style-name="Text_20_body">
      <style:text-properties officeooo:rsid="00b66a65" officeooo:paragraph-rsid="00b66a65"/>
    </style:style>
    <style:style style:name="P104" style:family="paragraph" style:parent-style-name="Text_20_body">
      <style:text-properties officeooo:rsid="00b7ffbc" officeooo:paragraph-rsid="00b7ffbc"/>
    </style:style>
    <style:style style:name="P105" style:family="paragraph" style:parent-style-name="Text_20_body">
      <style:text-properties officeooo:rsid="00b91837" officeooo:paragraph-rsid="00b91837"/>
    </style:style>
    <style:style style:name="P106" style:family="paragraph" style:parent-style-name="Text_20_body">
      <style:text-properties officeooo:rsid="00bad84b" officeooo:paragraph-rsid="00bad84b"/>
    </style:style>
    <style:style style:name="P107" style:family="paragraph" style:parent-style-name="Text_20_body">
      <style:text-properties officeooo:rsid="00b6594b" officeooo:paragraph-rsid="00b6594b"/>
    </style:style>
    <style:style style:name="P108" style:family="paragraph" style:parent-style-name="Text_20_body">
      <style:text-properties officeooo:rsid="00bbd257" officeooo:paragraph-rsid="00bbd257"/>
    </style:style>
    <style:style style:name="P109" style:family="paragraph" style:parent-style-name="Text_20_body">
      <style:text-properties officeooo:rsid="00bd96fa" officeooo:paragraph-rsid="00bd96fa"/>
    </style:style>
    <style:style style:name="P110" style:family="paragraph" style:parent-style-name="Text_20_body">
      <style:text-properties officeooo:rsid="00beeaa1" officeooo:paragraph-rsid="00beeaa1"/>
    </style:style>
    <style:style style:name="P111" style:family="paragraph" style:parent-style-name="Text_20_body">
      <style:text-properties officeooo:rsid="00bef192" officeooo:paragraph-rsid="00bef192"/>
    </style:style>
    <style:style style:name="P112" style:family="paragraph" style:parent-style-name="Text_20_body">
      <style:text-properties officeooo:rsid="00bfdb8e" officeooo:paragraph-rsid="00bfdb8e"/>
    </style:style>
    <style:style style:name="P113" style:family="paragraph" style:parent-style-name="Text_20_body">
      <style:text-properties officeooo:rsid="00c15aa7" officeooo:paragraph-rsid="00c15aa7"/>
    </style:style>
    <style:style style:name="P114" style:family="paragraph" style:parent-style-name="Text_20_body">
      <style:text-properties officeooo:rsid="00c444d8" officeooo:paragraph-rsid="00c444d8"/>
    </style:style>
    <style:style style:name="P115" style:family="paragraph" style:parent-style-name="Contents_20_1">
      <style:paragraph-properties>
        <style:tab-stops>
          <style:tab-stop style:position="6.6929in" style:type="right" style:leader-style="dotted" style:leader-text="."/>
        </style:tab-stops>
      </style:paragraph-properties>
    </style:style>
    <style:style style:name="P116" style:family="paragraph" style:parent-style-name="Contents_20_2">
      <style:paragraph-properties>
        <style:tab-stops>
          <style:tab-stop style:position="6.6929in" style:type="right" style:leader-style="dotted" style:leader-text="."/>
        </style:tab-stops>
      </style:paragraph-properties>
    </style:style>
    <style:style style:name="P117" style:family="paragraph" style:parent-style-name="Standard" style:list-style-name="L1"/>
    <style:style style:name="P118" style:family="paragraph" style:parent-style-name="Standard" style:list-style-name="L1">
      <style:text-properties style:text-line-through-style="solid" style:text-line-through-type="single"/>
    </style:style>
    <style:style style:name="P119" style:family="paragraph" style:parent-style-name="Standard" style:list-style-name="L1">
      <style:text-properties style:text-line-through-style="solid" style:text-line-through-type="single" officeooo:rsid="002d2eb9" officeooo:paragraph-rsid="002d2eb9"/>
    </style:style>
    <style:style style:name="P120" style:family="paragraph" style:parent-style-name="Standard" style:list-style-name="L1">
      <style:text-properties officeooo:rsid="001f4f63" officeooo:paragraph-rsid="001f4f63"/>
    </style:style>
    <style:style style:name="P121" style:family="paragraph" style:parent-style-name="Standard" style:list-style-name="L2">
      <style:text-properties officeooo:paragraph-rsid="003dd29a"/>
    </style:style>
    <style:style style:name="P122" style:family="paragraph" style:parent-style-name="Standard" style:list-style-name="L2">
      <style:text-properties officeooo:rsid="003dd29a" officeooo:paragraph-rsid="003dd29a"/>
    </style:style>
    <style:style style:name="P123" style:family="paragraph" style:parent-style-name="Standard" style:list-style-name="L3">
      <style:text-properties officeooo:rsid="00925d0a" officeooo:paragraph-rsid="00925d0a"/>
    </style:style>
    <style:style style:name="P124" style:family="paragraph" style:parent-style-name="Heading_20_1" style:list-style-name=""/>
    <style:style style:name="P125" style:family="paragraph" style:parent-style-name="Heading_20_1">
      <style:text-properties officeooo:paragraph-rsid="001beb55"/>
    </style:style>
    <style:style style:name="P126" style:family="paragraph" style:parent-style-name="Heading_20_1">
      <style:text-properties officeooo:rsid="001dc64d" officeooo:paragraph-rsid="001dc64d"/>
    </style:style>
    <style:style style:name="P127" style:family="paragraph" style:parent-style-name="Heading_20_1">
      <style:text-properties officeooo:rsid="0062a782" officeooo:paragraph-rsid="0062a782"/>
    </style:style>
    <style:style style:name="P128" style:family="paragraph" style:parent-style-name="Heading_20_1">
      <style:text-properties officeooo:rsid="00954498" officeooo:paragraph-rsid="0097aee3"/>
    </style:style>
    <style:style style:name="P129" style:family="paragraph" style:parent-style-name="Heading_20_1">
      <style:text-properties officeooo:rsid="00954498" officeooo:paragraph-rsid="009a0393"/>
    </style:style>
    <style:style style:name="P130" style:family="paragraph" style:parent-style-name="Heading_20_1">
      <style:text-properties officeooo:rsid="00954498" officeooo:paragraph-rsid="00a03c2e"/>
    </style:style>
    <style:style style:name="P131" style:family="paragraph" style:parent-style-name="Heading_20_1">
      <style:text-properties officeooo:rsid="00954498" officeooo:paragraph-rsid="00aa16db"/>
    </style:style>
    <style:style style:name="P132" style:family="paragraph" style:parent-style-name="Heading_20_1">
      <style:text-properties officeooo:rsid="00954498" officeooo:paragraph-rsid="00bbd257"/>
    </style:style>
    <style:style style:name="P133" style:family="paragraph" style:parent-style-name="Heading_20_1">
      <style:text-properties officeooo:rsid="00954498" officeooo:paragraph-rsid="00bd96fa"/>
    </style:style>
    <style:style style:name="P134" style:family="paragraph" style:parent-style-name="Heading_20_1">
      <style:text-properties officeooo:rsid="00954498" officeooo:paragraph-rsid="00c444d8"/>
    </style:style>
    <style:style style:name="P135" style:family="paragraph" style:parent-style-name="Heading_20_1">
      <style:paragraph-properties fo:break-before="page"/>
    </style:style>
    <style:style style:name="P136" style:family="paragraph" style:parent-style-name="Text_20_body" style:list-style-name="L4">
      <style:text-properties officeooo:rsid="009a0393" officeooo:paragraph-rsid="009a0393"/>
    </style:style>
    <style:style style:name="P137" style:family="paragraph" style:parent-style-name="Text_20_body" style:list-style-name="L5">
      <style:text-properties officeooo:rsid="009a70d1" officeooo:paragraph-rsid="009a70d1"/>
    </style:style>
    <style:style style:name="P138" style:family="paragraph" style:parent-style-name="Text_20_body" style:list-style-name="L5">
      <style:text-properties officeooo:rsid="009a70d1" officeooo:paragraph-rsid="009b76c4"/>
    </style:style>
    <style:style style:name="P139" style:family="paragraph" style:parent-style-name="Text_20_body" style:list-style-name="L5">
      <style:text-properties officeooo:rsid="009b76c4" officeooo:paragraph-rsid="009b76c4"/>
    </style:style>
    <style:style style:name="P140" style:family="paragraph" style:parent-style-name="Text_20_body" style:list-style-name="L6">
      <style:text-properties officeooo:rsid="00aa16db" officeooo:paragraph-rsid="00aa16db"/>
    </style:style>
    <style:style style:name="P141" style:family="paragraph" style:parent-style-name="Text_20_body" style:list-style-name="L7">
      <style:text-properties officeooo:rsid="00bef192" officeooo:paragraph-rsid="00bef192"/>
    </style:style>
    <style:style style:name="T1" style:family="text">
      <style:text-properties style:font-name="Liberation Serif" fo:font-size="12pt" fo:font-style="normal" fo:font-weight="normal" style:font-size-asian="12pt" style:font-style-asian="normal" style:font-weight-asian="normal"/>
    </style:style>
    <style:style style:name="T2" style:family="text">
      <style:text-properties style:text-position="super 58%"/>
    </style:style>
    <style:style style:name="T3" style:family="text">
      <style:text-properties officeooo:rsid="0026d8bd"/>
    </style:style>
    <style:style style:name="T4" style:family="text">
      <style:text-properties officeooo:rsid="002a9385"/>
    </style:style>
    <style:style style:name="T5" style:family="text">
      <style:text-properties officeooo:rsid="0033fb4b"/>
    </style:style>
    <style:style style:name="T6" style:family="text">
      <style:text-properties officeooo:rsid="0033fb4b" fo:background-color="#fff200" loext:char-shading-value="0"/>
    </style:style>
    <style:style style:name="T7" style:family="text">
      <style:text-properties officeooo:rsid="003907b8"/>
    </style:style>
    <style:style style:name="T8" style:family="text">
      <style:text-properties officeooo:rsid="003d4ebe"/>
    </style:style>
    <style:style style:name="T9" style:family="text">
      <style:text-properties officeooo:rsid="003dd29a"/>
    </style:style>
    <style:style style:name="T10" style:family="text">
      <style:text-properties officeooo:rsid="003f902d"/>
    </style:style>
    <style:style style:name="T11" style:family="text">
      <style:text-properties officeooo:rsid="003fdee4"/>
    </style:style>
    <style:style style:name="T12" style:family="text">
      <style:text-properties officeooo:rsid="004319e1"/>
    </style:style>
    <style:style style:name="T13" style:family="text">
      <style:text-properties officeooo:rsid="0043b155"/>
    </style:style>
    <style:style style:name="T14" style:family="text">
      <style:text-properties officeooo:rsid="004ba5ea"/>
    </style:style>
    <style:style style:name="T15" style:family="text">
      <style:text-properties officeooo:rsid="004bd3c4"/>
    </style:style>
    <style:style style:name="T16" style:family="text">
      <style:text-properties officeooo:rsid="004cb6d0"/>
    </style:style>
    <style:style style:name="T17" style:family="text">
      <style:text-properties officeooo:rsid="004f77a2"/>
    </style:style>
    <style:style style:name="T18" style:family="text">
      <style:text-properties officeooo:rsid="005237c4"/>
    </style:style>
    <style:style style:name="T19" style:family="text">
      <style:text-properties officeooo:rsid="005486e7"/>
    </style:style>
    <style:style style:name="T20" style:family="text">
      <style:text-properties officeooo:rsid="00557a10"/>
    </style:style>
    <style:style style:name="T21" style:family="text">
      <style:text-properties officeooo:rsid="0057325c"/>
    </style:style>
    <style:style style:name="T22" style:family="text">
      <style:text-properties officeooo:rsid="005c2779"/>
    </style:style>
    <style:style style:name="T23" style:family="text">
      <style:text-properties officeooo:rsid="00600bb6"/>
    </style:style>
    <style:style style:name="T24" style:family="text">
      <style:text-properties officeooo:rsid="006235bc"/>
    </style:style>
    <style:style style:name="T25" style:family="text">
      <style:text-properties officeooo:rsid="0065b0ba"/>
    </style:style>
    <style:style style:name="T26" style:family="text">
      <style:text-properties officeooo:rsid="00671baf"/>
    </style:style>
    <style:style style:name="T27" style:family="text">
      <style:text-properties officeooo:rsid="0068ce29"/>
    </style:style>
    <style:style style:name="T28" style:family="text">
      <style:text-properties officeooo:rsid="006e6282"/>
    </style:style>
    <style:style style:name="T29" style:family="text">
      <style:text-properties officeooo:rsid="0073b18b"/>
    </style:style>
    <style:style style:name="T30" style:family="text">
      <style:text-properties officeooo:rsid="0075213d"/>
    </style:style>
    <style:style style:name="T31" style:family="text">
      <style:text-properties officeooo:rsid="00796fa3"/>
    </style:style>
    <style:style style:name="T32" style:family="text">
      <style:text-properties officeooo:rsid="007df324"/>
    </style:style>
    <style:style style:name="T33" style:family="text">
      <style:text-properties officeooo:rsid="007fcc03"/>
    </style:style>
    <style:style style:name="T34" style:family="text">
      <style:text-properties officeooo:rsid="0083491d"/>
    </style:style>
    <style:style style:name="T35" style:family="text">
      <style:text-properties officeooo:rsid="0084eeb0"/>
    </style:style>
    <style:style style:name="T36" style:family="text">
      <style:text-properties officeooo:rsid="00852b3c"/>
    </style:style>
    <style:style style:name="T37" style:family="text">
      <style:text-properties officeooo:rsid="0087f348"/>
    </style:style>
    <style:style style:name="T38" style:family="text">
      <style:text-properties officeooo:rsid="008b136b"/>
    </style:style>
    <style:style style:name="T39" style:family="text">
      <style:text-properties officeooo:rsid="008c7d23"/>
    </style:style>
    <style:style style:name="T40" style:family="text">
      <style:text-properties officeooo:rsid="008dd32a"/>
    </style:style>
    <style:style style:name="T41" style:family="text">
      <style:text-properties officeooo:rsid="008f67ad"/>
    </style:style>
    <style:style style:name="T42" style:family="text">
      <style:text-properties officeooo:rsid="0093ed8d"/>
    </style:style>
    <style:style style:name="T43" style:family="text">
      <style:text-properties officeooo:rsid="0099dcdc"/>
    </style:style>
    <style:style style:name="T44" style:family="text">
      <style:text-properties officeooo:rsid="009a70d1"/>
    </style:style>
    <style:style style:name="T45" style:family="text">
      <style:text-properties officeooo:rsid="009c3ce5"/>
    </style:style>
    <style:style style:name="T46" style:family="text">
      <style:text-properties officeooo:rsid="009ce50e"/>
    </style:style>
    <style:style style:name="T47" style:family="text">
      <style:text-properties officeooo:rsid="009ebb40"/>
    </style:style>
    <style:style style:name="T48" style:family="text">
      <style:text-properties fo:font-weight="bold" officeooo:rsid="009ce50e" fo:background-color="#fff200" loext:char-shading-value="0" style:font-weight-asian="bold" style:font-weight-complex="bold"/>
    </style:style>
    <style:style style:name="T49" style:family="text">
      <style:text-properties officeooo:rsid="00a11add"/>
    </style:style>
    <style:style style:name="T50" style:family="text">
      <style:text-properties officeooo:rsid="00a149e2"/>
    </style:style>
    <style:style style:name="T51" style:family="text">
      <style:text-properties officeooo:rsid="00a28291"/>
    </style:style>
    <style:style style:name="T52" style:family="text">
      <style:text-properties officeooo:rsid="00a34d54"/>
    </style:style>
    <style:style style:name="T53" style:family="text">
      <style:text-properties officeooo:rsid="00a3bb90"/>
    </style:style>
    <style:style style:name="T54" style:family="text">
      <style:text-properties officeooo:rsid="00a3e8e3"/>
    </style:style>
    <style:style style:name="T55" style:family="text">
      <style:text-properties officeooo:rsid="00a5b38a"/>
    </style:style>
    <style:style style:name="T56" style:family="text">
      <style:text-properties fo:font-style="italic" style:font-style-asian="italic" style:font-style-complex="italic"/>
    </style:style>
    <style:style style:name="T57" style:family="text">
      <style:text-properties officeooo:rsid="00a76f3f"/>
    </style:style>
    <style:style style:name="T58" style:family="text">
      <style:text-properties officeooo:rsid="00a8058e"/>
    </style:style>
    <style:style style:name="T59" style:family="text">
      <style:text-properties officeooo:rsid="00a963ba"/>
    </style:style>
    <style:style style:name="T60" style:family="text">
      <style:text-properties officeooo:rsid="00acf77a"/>
    </style:style>
    <style:style style:name="T61" style:family="text">
      <style:text-properties officeooo:rsid="00aed8fb"/>
    </style:style>
    <style:style style:name="T62" style:family="text">
      <style:text-properties officeooo:rsid="00aeefeb"/>
    </style:style>
    <style:style style:name="T63" style:family="text">
      <style:text-properties officeooo:rsid="00b0d5df"/>
    </style:style>
    <style:style style:name="T64" style:family="text">
      <style:text-properties officeooo:rsid="00b4a064"/>
    </style:style>
    <style:style style:name="T65" style:family="text">
      <style:text-properties officeooo:rsid="00bad84b"/>
    </style:style>
    <style:style style:name="T66" style:family="text">
      <style:text-properties officeooo:rsid="00beeaa1"/>
    </style:style>
    <style:style style:name="T67" style:family="text">
      <style:text-properties officeooo:rsid="00c15aa7"/>
    </style:style>
    <style:style style:name="T68" style:family="text">
      <style:text-properties officeooo:rsid="00c53518"/>
    </style:style>
    <style:style style:name="T69" style:family="text">
      <style:text-properties officeooo:rsid="00c5e78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5"><text:a xlink:type="simple" xlink:href="#__RefHeading___Toc1084_187270813" text:style-name="Index_20_Link" text:visited-style-name="Index_20_Link">Code breakdown<text:tab/>2</text:a></text:p>
          <text:p text:style-name="P115"><text:a xlink:type="simple" xlink:href="#__RefHeading___Toc1086_187270813" text:style-name="Index_20_Link" text:visited-style-name="Index_20_Link">Simulation records<text:tab/>3</text:a></text:p>
          <text:p text:style-name="P115"><text:a xlink:type="simple" xlink:href="#__RefHeading___Toc1088_187270813" text:style-name="Index_20_Link" text:visited-style-name="Index_20_Link">Initial plans<text:tab/>4</text:a></text:p>
          <text:p text:style-name="P115"><text:a xlink:type="simple" xlink:href="#__RefHeading___Toc1090_187270813" text:style-name="Index_20_Link" text:visited-style-name="Index_20_Link">Brief outline<text:tab/>6</text:a></text:p>
          <text:p text:style-name="P115"><text:a xlink:type="simple" xlink:href="#__RefHeading___Toc1092_187270813" text:style-name="Index_20_Link" text:visited-style-name="Index_20_Link">Evodons<text:tab/>7</text:a></text:p>
          <text:p text:style-name="P115"><text:a xlink:type="simple" xlink:href="#__RefHeading___Toc1094_187270813" text:style-name="Index_20_Link" text:visited-style-name="Index_20_Link">20220817<text:tab/>7</text:a></text:p>
          <text:p text:style-name="P116"><text:a xlink:type="simple" xlink:href="#__RefHeading___Toc1096_187270813" text:style-name="Index_20_Link" text:visited-style-name="Index_20_Link">Char compression<text:tab/>8</text:a></text:p>
          <text:p text:style-name="P116"><text:a xlink:type="simple" xlink:href="#__RefHeading___Toc1098_187270813" text:style-name="Index_20_Link" text:visited-style-name="Index_20_Link">Regular dumping<text:tab/>8</text:a></text:p>
          <text:p text:style-name="P116"><text:a xlink:type="simple" xlink:href="#__RefHeading___Toc1100_187270813" text:style-name="Index_20_Link" text:visited-style-name="Index_20_Link">Phylogenetics<text:tab/>8</text:a></text:p>
          <text:p text:style-name="P116"><text:a xlink:type="simple" xlink:href="#__RefHeading___Toc1102_187270813" text:style-name="Index_20_Link" text:visited-style-name="Index_20_Link">Performance<text:tab/>9</text:a></text:p>
          <text:p text:style-name="P116"><text:a xlink:type="simple" xlink:href="#__RefHeading___Toc1104_187270813" text:style-name="Index_20_Link" text:visited-style-name="Index_20_Link">Variable input<text:tab/>9</text:a></text:p>
          <text:p text:style-name="P115"><text:a xlink:type="simple" xlink:href="#__RefHeading___Toc1106_187270813" text:style-name="Index_20_Link" text:visited-style-name="Index_20_Link">20220819<text:tab/>9</text:a></text:p>
          <text:p text:style-name="P115"><text:a xlink:type="simple" xlink:href="#__RefHeading___Toc1108_187270813" text:style-name="Index_20_Link" text:visited-style-name="Index_20_Link">20220908<text:tab/>9</text:a></text:p>
          <text:p text:style-name="P115"><text:a xlink:type="simple" xlink:href="#__RefHeading___Toc1110_187270813" text:style-name="Index_20_Link" text:visited-style-name="Index_20_Link">20220913<text:tab/>9</text:a></text:p>
          <text:p text:style-name="P115"><text:a xlink:type="simple" xlink:href="#__RefHeading___Toc1112_187270813" text:style-name="Index_20_Link" text:visited-style-name="Index_20_Link">20220915<text:tab/>10</text:a></text:p>
          <text:p text:style-name="P115"><text:a xlink:type="simple" xlink:href="#__RefHeading___Toc1114_187270813" text:style-name="Index_20_Link" text:visited-style-name="Index_20_Link">20220917<text:tab/>11</text:a></text:p>
          <text:p text:style-name="P115"><text:a xlink:type="simple" xlink:href="#__RefHeading___Toc1116_187270813" text:style-name="Index_20_Link" text:visited-style-name="Index_20_Link">20230529<text:tab/>11</text:a></text:p>
          <text:p text:style-name="P115"><text:a xlink:type="simple" xlink:href="#__RefHeading___Toc1118_187270813" text:style-name="Index_20_Link" text:visited-style-name="Index_20_Link">20230531<text:tab/>12</text:a></text:p>
          <text:p text:style-name="P115"><text:a xlink:type="simple" xlink:href="#__RefHeading___Toc1120_187270813" text:style-name="Index_20_Link" text:visited-style-name="Index_20_Link">20230602<text:tab/>13</text:a></text:p>
          <text:p text:style-name="P115"><text:a xlink:type="simple" xlink:href="#__RefHeading___Toc1122_187270813" text:style-name="Index_20_Link" text:visited-style-name="Index_20_Link">20230604<text:tab/>13</text:a></text:p>
          <text:p text:style-name="P115"><text:a xlink:type="simple" xlink:href="#__RefHeading___Toc1124_187270813" text:style-name="Index_20_Link" text:visited-style-name="Index_20_Link">20230727<text:tab/>15</text:a></text:p>
          <text:p text:style-name="P115"><text:a xlink:type="simple" xlink:href="#__RefHeading___Toc1551_184496331" text:style-name="Index_20_Link" text:visited-style-name="Index_20_Link">20230802<text:tab/>17</text:a></text:p>
          <text:p text:style-name="P115"><text:a xlink:type="simple" xlink:href="#__RefHeading___Toc1553_184496331" text:style-name="Index_20_Link" text:visited-style-name="Index_20_Link">20240303<text:tab/>18</text:a></text:p>
          <text:p text:style-name="P115"><text:a xlink:type="simple" xlink:href="#__RefHeading___Toc1555_184496331" text:style-name="Index_20_Link" text:visited-style-name="Index_20_Link">20240304<text:tab/>18</text:a></text:p>
          <text:p text:style-name="P115"><text:a xlink:type="simple" xlink:href="#__RefHeading___Toc5874_2014692744" text:style-name="Index_20_Link" text:visited-style-name="Index_20_Link">20240305<text:tab/>23</text:a></text:p>
          <text:p text:style-name="P115"><text:a xlink:type="simple" xlink:href="#__RefHeading___Toc1755_3534793005" text:style-name="Index_20_Link" text:visited-style-name="Index_20_Link">20240306<text:tab/>25</text:a></text:p>
          <text:p text:style-name="P115"><text:a xlink:type="simple" xlink:href="#__RefHeading___Toc1757_3534793005" text:style-name="Index_20_Link" text:visited-style-name="Index_20_Link">20240307<text:tab/>26</text:a></text:p>
          <text:p text:style-name="P115"><text:a xlink:type="simple" xlink:href="#__RefHeading___Toc1811_290031788" text:style-name="Index_20_Link" text:visited-style-name="Index_20_Link">20240309<text:tab/>27</text:a></text:p>
        </text:index-body>
      </text:table-of-content>
      <text:h text:style-name="P124" text:outline-level="1"/>
      <text:h text:style-name="P135" text:outline-level="1"><text:bookmark-start text:name="__RefHeading___Toc1084_187270813"/>Code breakdown<text:bookmark-end text:name="__RefHeading___Toc1084_187270813"/></text:h>
      <text:p text:style-name="Standard">main:</text:p>
      <text:p text:style-name="Standard">{</text:p>
      <text:p text:style-name="Standard"><text:s text:c="6"/>1 <text:s/>call <text:s/>7 <text:s/>NEAREST <text:s/>2dup <text:s/>EAT <text:s/>pop <text:s/>OMOVE <text:s/>pop <text:s/>1 <text:s/>?loop </text:p>
      <text:p text:style-name="Standard">}</text:p>
      <text:p text:style-name="Standard"/>
      <text:p text:style-name="Standard">row1:</text:p>
      <text:p text:style-name="Standard">{</text:p>
      <text:p text:style-name="Standard"><text:s text:c="6"/>ENERGY <text:s/>4 <text:s/>/ <text:s/>R0! <text:s/>15 <text:s/>FARTHEST <text:s/>2dup <text:s/>R0 <text:s/>MAKE-SPORE <text:s/>pop</text:p>
      <text:p text:style-name="Standard"><text:s text:c="6"/>R0 <text:s/>MAKE-SPORE <text:s/>pop <text:s/>2 <text:s/>NEAREST <text:s/>2negate <text:s/>2dup <text:s/>OMOVE <text:s/>pop</text:p>
      <text:p text:style-name="Standard"><text:s text:c="6"/>OMOVE <text:s/>pop </text:p>
      <text:p text:style-name="Standard">}</text:p>
      <text:p text:style-name="Standard"/>
      <text:p text:style-name="Standard">main:</text:p>
      <text:p text:style-name="Standard">{</text:p>
      <text:p text:style-name="Standard"><text:s text:c="6"/>1 <text:s/>call </text:p>
      <text:p text:style-name="Standard"><text:tab/> <text:s/>;</text:p>
      <text:p text:style-name="Standard"><text:tab/> <text:s/>; Jump to row1</text:p>
      <text:p text:style-name="Standard"><text:tab/> <text:s/>;</text:p>
      <text:p text:style-name="Standard"><text:tab/> <text:s/></text:p>
      <text:p text:style-name="Standard"><text:tab/> <text:s/>7 <text:s/>NEAREST <text:s/>2dup <text:s/>EAT <text:s/>pop </text:p>
      <text:p text:style-name="Standard"><text:tab/> <text:s/>;</text:p>
      <text:p text:style-name="Standard"><text:tab/> <text:s/>; Bit mask: 0111 - Everything except barriers</text:p>
      <text:p text:style-name="Standard"><text:tab/> <text:s/>; Find the nearest edible object and eat it</text:p>
      <text:p text:style-name="Standard"><text:tab/> <text:s/>;</text:p>
      <text:p text:style-name="Standard"><text:tab/> <text:s/></text:p>
      <text:p text:style-name="Standard"><text:tab/> <text:s/>OMOVE <text:s/>pop <text:s/></text:p>
      <text:p text:style-name="Standard"><text:tab/> <text:s/>;</text:p>
      <text:p text:style-name="Standard"><text:tab/> <text:s/>; Try to move towards the food</text:p>
      <text:p text:style-name="Standard"><text:tab/> <text:s/>;</text:p>
      <text:p text:style-name="Standard"><text:tab/> <text:s/></text:p>
      <text:p text:style-name="Standard"><text:tab/> <text:s/>1 <text:s/>?loop </text:p>
      <text:p text:style-name="Standard"><text:tab/> <text:s/>;</text:p>
      <text:p text:style-name="Standard"><text:tab/> <text:s/>; Loop if true</text:p>
      <text:p text:style-name="Standard"><text:tab/> <text:s/>; </text:p>
      <text:p text:style-name="Standard">}</text:p>
      <text:p text:style-name="Standard"/>
      <text:p text:style-name="Standard">row1:</text:p>
      <text:p text:style-name="Standard">{</text:p>
      <text:p text:style-name="Standard"><text:s text:c="6"/>ENERGY <text:s/>4 <text:s/>/ <text:s/>R0! <text:s/></text:p>
      <text:p text:style-name="Standard"><text:tab/> <text:s/>;</text:p>
      <text:p text:style-name="Standard"><text:tab/> <text:s/>; Divide then store in R0</text:p>
      <text:p text:style-name="Standard"><text:tab/> <text:s/>;</text:p>
      <text:p text:style-name="Standard"><text:tab/> <text:s/></text:p>
      <text:p text:style-name="Standard"><text:tab/> <text:s/></text:p>
      <text:p text:style-name="Standard"><text:tab/> <text:s/>15 <text:s/>FARTHEST <text:s/>2dup <text:s/></text:p>
      <text:p text:style-name="Standard"><text:tab/> <text:s/>;</text:p>
      <text:p text:style-name="Standard"><text:tab/> <text:s/>; 15bin = 1111 - Search for all obstructions: cells, spores, organic matter, barriers</text:p>
      <text:p text:style-name="Standard"><text:tab/> <text:s/>; Then find which one is the farthest and return the direction vector</text:p>
      <text:p text:style-name="Standard"><text:tab/> <text:s/>; Duplicate the vector</text:p>
      <text:p text:style-name="Standard"><text:soft-page-break/><text:tab/> <text:s/>; PURPOSE: Produce a spore in the emptiest area of the map accessible to organism</text:p>
      <text:p text:style-name="Standard"><text:tab/> <text:s/>;</text:p>
      <text:p text:style-name="Standard"><text:tab/> <text:s/></text:p>
      <text:p text:style-name="Standard"><text:tab/> <text:s/>(FARTHEST <text:s/>2dup) R0 <text:s/>MAKE-SPORE <text:s/>pop</text:p>
      <text:p text:style-name="Standard"><text:tab/> <text:s/>;</text:p>
      <text:p text:style-name="Standard"><text:tab/> <text:s/>; Take the direction vector and select the appropriate square</text:p>
      <text:p text:style-name="Standard"><text:tab/> <text:s/>; Use a quarter of energy to make spore for the first time, then remove item from stack</text:p>
      <text:p text:style-name="Standard"><text:tab/> <text:s/>;</text:p>
      <text:p text:style-name="Standard"><text:tab/> <text:s/></text:p>
      <text:p text:style-name="Standard"><text:tab/> <text:s/></text:p>
      <text:p text:style-name="Standard"><text:s text:c="6"/>R0 <text:s/>MAKE-SPORE <text:s/>pop</text:p>
      <text:p text:style-name="Standard"><text:tab/> <text:s/>;</text:p>
      <text:p text:style-name="Standard"><text:tab/> <text:s/>; Repeat above step to fertilise own spore, passing another quarter of energy</text:p>
      <text:p text:style-name="Standard"><text:tab/> <text:s/>;</text:p>
      <text:p text:style-name="Standard"/>
      <text:p text:style-name="Standard"><text:tab/> <text:s/>2 <text:s/>NEAREST <text:s/>2negate <text:s/>2dup <text:s/>OMOVE <text:s/>pop</text:p>
      <text:p text:style-name="Standard"><text:tab/> <text:s/>;</text:p>
      <text:p text:style-name="Standard"><text:tab/> <text:s/>; Bit mask: 0010 - Spores</text:p>
      <text:p text:style-name="Standard"><text:tab/> <text:s/>; Find the nearest spore, then negate (multiply by -1) the direction vector</text:p>
      <text:p text:style-name="Standard"><text:tab/> <text:s/>; Duplicate the vector away from the spore and organism-move</text:p>
      <text:p text:style-name="Standard"><text:tab/> <text:s/>;</text:p>
      <text:p text:style-name="Standard"><text:tab/> <text:s/></text:p>
      <text:p text:style-name="Standard"><text:s text:c="6"/>OMOVE <text:s/>pop </text:p>
      <text:p text:style-name="Standard"><text:tab/> <text:s/>;</text:p>
      <text:p text:style-name="Standard"><text:tab/> <text:s/>; No numbers but try and move?</text:p>
      <text:p text:style-name="Standard"><text:tab/> <text:s/>;</text:p>
      <text:p text:style-name="Standard"><text:tab/> <text:s/></text:p>
      <text:p text:style-name="Standard">}</text:p>
      <text:p text:style-name="Standard"/>
      <text:p text:style-name="Standard">Only MAKE-SPORE and GROW require energy.</text:p>
      <text:p text:style-name="Standard">Radioactive marker is a dominant trait, but unrelated to the KFORTH genome. -&gt; Different colours of markers? Tweakable colours? Merging?</text:p>
      <text:p text:style-name="Standard"/>
      <text:h text:style-name="P125" text:outline-level="1"><text:bookmark-start text:name="__RefHeading___Toc1086_187270813"/>Simulation records<text:bookmark-end text:name="__RefHeading___Toc1086_187270813"/></text:h>
      <text:p text:style-name="P1">S11: Org1 make spore Spo1.1 to N</text:p>
      <text:p text:style-name="P1">S14: Org1 self-fertilise spore - Org2</text:p>
      <text:p text:style-name="P1">S20: Org1 try and move but vector is (0,0) so stay still</text:p>
      <text:p text:style-name="P1">S25: Org2 make spore</text:p>
      <text:p text:style-name="P1">S28: Org1 eats Org2 (Bigbang attempts to reproduce before moving, so cannibalism of child occurs.)</text:p>
      <text:p text:style-name="P1">S30: Org1 moves up toward spore.</text:p>
      <text:p text:style-name="P1">S44: Org1 makes spore Spo1.2 to S (opposite Org2's spore)</text:p>
      <text:p text:style-name="P1">S47: Org1 self-fertilise spore - Org3</text:p>
      <text:p text:style-name="P1">S58: Org3 make spore Spo3.1</text:p>
      <text:p text:style-name="P1">S61: Org1 eats Org2's spore Spo2.1, Org3 self-fertilise spore - Org4</text:p>
      <text:p text:style-name="P1">Constant cannibalism of children. But slowly the cells move away from each other and population rises.</text:p>
      <text:p text:style-name="P1">S63: Org1 moves N</text:p>
      <text:p text:style-name="P1">...</text:p>
      <text:p text:style-name="P1">S92: Org3 makes spore 3.2 to W as Org1 lies N while Spo4.1 lies S. </text:p>
      <text:p text:style-name="P1"><text:soft-page-break/>Diverges from loop that Org1 is undergoing.</text:p>
      <text:p text:style-name="P1">S101: Org3 moves N, away from Org6</text:p>
      <text:p text:style-name="P1">S104: Org3 moves N again.</text:p>
      <text:p text:style-name="P1">S110: Org1 makes Spo1.4 to W.</text:p>
      <text:p text:style-name="P1">Second divergence from loop.</text:p>
      <text:p text:style-name="P1">S255: Org1 finally gets eaten by either Org41 or Org52</text:p>
      <text:p text:style-name="P1">S1553: Multicellular organism Org9812 appears with 78 cells. Will grow and eat and move, but not reproduce.</text:p>
      <text:p text:style-name="P1">Universe ppty: 1252 cells, but 1175 organisms. Difference of 77 tallies with Org9812. It really is the first of its kind, but I'm sure more will slowly appear.</text:p>
      <text:p text:style-name="P1">S1945: Org9812 died. No other multicellular organisms present.</text:p>
      <text:p text:style-name="P1">S2815: Universe ppty: 2118 cells, but 2117 organisms. Second multicellular organism detected, but hard to find it.</text:p>
      <text:p text:style-name="P1">Used NUM-CELLS 2 &gt;= in Find Dialog to locate Org52327, which can reproduce but hasn't yet.</text:p>
      <text:p text:style-name="P1">S2863: Org52327 made 2 spores.</text:p>
      <text:p text:style-name="P1">S2869: Both spores hatched: Org54125 and Org54124.</text:p>
      <text:p text:style-name="P1">Sampling other organisms, many have highly-lengthened genomes. Some reach up to 5 blocks, while others have empty blocks. A few still only have 2 blocks.</text:p>
      <text:p text:style-name="P1">S3131: Multicellular lineage of Org52327 died out due to predation.</text:p>
      <text:p text:style-name="P1">S3810: 3rd multicellular is Org88983.</text:p>
      <text:p text:style-name="P1">S3992: 4th multicellular is Org101146, arose separately.</text:p>
      <text:p text:style-name="P1">~S4127: 5th multicellular is Org103488, arose separately.</text:p>
      <text:p text:style-name="P1">S4320: Org103488 ate Org101146 as both migrated to SE (1,1). Other organisms also migrating SE.</text:p>
      <text:p text:style-name="P1">S4352: Org103488 died and left behind 4 spores.</text:p>
      <text:p text:style-name="P1">S7002: Flock of multicellulars arise.</text:p>
      <text:p text:style-name="P1">S40K: Multicellulars have overtaken the entire map.</text:p>
      <text:p text:style-name="Standard"/>
      <text:p text:style-name="P1">F2: 632/10s</text:p>
      <text:p text:style-name="P1">F1: 1200/10s, ~2x speed</text:p>
      <text:p text:style-name="Standard"/>
      <text:h text:style-name="Heading_20_1" text:outline-level="1"><text:bookmark-start text:name="__RefHeading___Toc1088_187270813"/>Initial plans<text:bookmark-end text:name="__RefHeading___Toc1088_187270813"/></text:h>
      <text:p text:style-name="Standard">Is there any sort of API for Evolve? I want it to export the data for all organisms at a certain time step. Then from the first step, export first, then check for changes, and finally save only the changes.</text:p>
      <text:p text:style-name="Standard">Can store the population data and genomes for each time step? Any way to compress?</text:p>
      <text:p text:style-name="Standard">What is the advantage of multicellularity? More energy to grow and reproduce?</text:p>
      <text:p text:style-name="Standard">Guide: Grow also allows a creature to increase its processing power. An organism consisting of two cells has twice the processing power of a single celled creature. Such an organism can do twice the computations in the same amount of steps as a single celled creature. This is profound capability and any creature that makes the leap into multi-cellularism has a lot going for it. </text:p>
      <text:p text:style-name="Standard"/>
      <text:p text:style-name="Standard">Family tree: Recursive</text:p>
      <text:p text:style-name="Standard">But can also test the phylogenetic approach and see how they gel together.</text:p>
      <text:p text:style-name="Standard"/>
      <text:p text:style-name="Standard">Use MAFFT --text mode from cmd to compare the genomes. But =&lt;&gt; cannot be parsed, so need to replace them wiht ~()</text:p>
      <text:p text:style-name="Standard">Can use a list of KFORTH codewords to break up the compared strings. A lot of replace('word', ' word ') and removal of double spaces (' <text:s/>') most likely.</text:p>
      <text:p text:style-name="Standard">Automate the use of MAFFT? But it takes a few seconds which is too long. The delta step might take much longer than a simple data compression to tar.gz.</text:p>
      <text:p text:style-name="Standard"><text:soft-page-break/>Use python difflib.SequenceMatcher() and s.ratio() to assess homology percent? Or find equivalent function in MAFFT.</text:p>
      <text:p text:style-name="Standard">If KFORTH words and organism instructions are replaced with single chars each, would that aid in alignment? I don't think so, especially because numbers with more than 1 digit exist. And anyway I would be limited to 52 letters.</text:p>
      <text:p text:style-name="Standard">In other words, measure the words between spaces. Numbers, strings and other symbols.</text:p>
      <text:p text:style-name="Standard"/>
      <text:p text:style-name="Standard">To use SequenceMatcher(), I had to remove all the dashes from the outputted MAFFT and then compare. Not sure if it works though... Anyway, I'm looking for a UGENE-style alignment, except that the alignment would work by words rather than just letters. (Also, start from the longest words first then work down. Must exclude the longer words from being broke up as well e.g. 'grow' and 'row'.)</text:p>
      <text:p text:style-name="Standard"/>
      <text:p text:style-name="Standard">Setup Codelite, but had to setup MinGW, and install MSYS. A bit involved, all to avoid Visual Studio. And it doesn't even seem to work.</text:p>
      <text:p text:style-name="Standard">Visual Studio Code (vs IDE) also doesn't seem to be able to build.</text:p>
      <text:p text:style-name="Standard">Try Code::Blocks even though its last update was in 2020. Turns out I can't even add a folder to it.</text:p>
      <text:p text:style-name="Standard"/>
      <text:p text:style-name="Standard">Duplication, Insertion, Deletion, Transposition, Modification, Mutate Code Block</text:p>
      <text:p text:style-name="Standard">Clearly, there is lower chance for a deletion to occur. Perhaps that's why the genome size keeps increasing, albeit with empty blocks. But then again, the deletion rate was already raised to 8%, 4x the mode of 2%. But big_bang involves one of the smallest genomes; other KFORTH scripts have genome lengths in the 100s.</text:p>
      <text:p text:style-name="Standard">The provided genomes in the simulations folder include plenty of dev comments, and even diagrams. There is great potential here I feel, even with this simplified model.</text:p>
      <text:p text:style-name="Standard"/>
      <text:p text:style-name="Standard">The genes/instructions of Evolve don't have alleles, but values. Perhaps the values are the equivalent to alleles? Anyway, there are no gene products available. The only products that an organism can make are additional cells, or spores.</text:p>
      <text:p text:style-name="Standard">Another thing that Yao Yao added was regulatory genes. Genes that affect the expression of other genes. I think it might be possible to mimic that behaviour with a lot of if conditionals.</text:p>
      <text:p text:style-name="Standard">Moreover, I don't really see genes acting as evolutionary units. Perhaps because of the limited vocabulary, or the fact that each gene with the same function will have the exact same sequence of letters. Vs DNA where genes that produce identical proteins can have different sequences.</text:p>
      <text:p text:style-name="Standard"/>
      <text:p text:style-name="Standard">A very important question: How is fitness determined? Energy of the organism? Number of cells? Or number of offspring? These are related.</text:p>
      <text:p text:style-name="Standard">And if multicellularity confers an advantage in terms of division of labour, is there a way to reduce the lag to allow for more of this phenomenon?</text:p>
      <text:p text:style-name="Standard">Or perhaps is there a way to incorporate the lag itself into the fitness? So that the organisms will evolve to be lag-friendly? The final question might lie outside the scope of the entire simulation. But this would be more of a short-term solution, and edging into genetic algorithms for lag minimisation. A more robust solution would be to improve the efficiency of memory usage throughout.</text:p>
      <text:p text:style-name="Standard"/>
      <text:p text:style-name="Standard">Digging into the User Manual more, I discovered some dev-tools used by Ken.</text:p>
      <text:p text:style-name="Standard">https://rubberduck203.github.io/Evolve/evolve_batch.html</text:p>
      <text:p text:style-name="Standard">Running from the command line.</text:p>
      <text:p text:style-name="Standard">https://rubberduck203.github.io/Evolve/ascii_example.html</text:p>
      <text:p text:style-name="Standard">More important for my purposes, this exports the universe as an ASCII text file. To be precise, PHOTON ASCII or Phascii, which I suspect is another one of Ken's own invented formats.</text:p>
      <text:p text:style-name="Standard">Evolve\evolve4src\src\evolve_simulator\phascii.h</text:p>
      <text:p text:style-name="Standard"><text:soft-page-break/>The summary of the universe.txt file is contained in this header class.</text:p>
      <text:p text:style-name="Standard">Evolve\evolve4src\src\evolve_simulator\evolve_io_ascii.cpp</text:p>
      <text:p text:style-name="Standard">Evolve\evolve4src\src\evolve_simulator\evolve_simulator_private.h</text:p>
      <text:p text:style-name="Standard">This file is involved in the text export.</text:p>
      <text:p text:style-name="Standard"/>
      <text:p text:style-name="Standard">Basically, if I could somehow automate the step of each universe and the text export, that would be all I needed. There'd be no need to come up with an API for now, hence no need to re-build the entire program.</text:p>
      <text:p text:style-name="Standard">https://stackoverflow.com/questions/14288177/interact-with-other-programs-using-python</text:p>
      <text:p text:style-name="Standard">Three methods to automate in descending order of ease: API, command line, or GUI.</text:p>
      <text:p text:style-name="Standard">I tested evolve_batch.exe in cmd and it's indeed possible to run simulations and save them either as .evolve, or .txt. That's really nice, though I am worried that the frequent updates will become way too big to handle. big_bang_study at 2M steps produced a 20 MB textfile. To export any .evolve file, just set the value of timestep as 0. </text:p>
      <text:p text:style-name="Standard">To run shell commands from Python, either use `os`, `subprocess` or `command`. `subprocess` seems to be the preferred option.</text:p>
      <text:p text:style-name="Standard">https://github.com/rubberduck203/Evolve/issues/7</text:p>
      <text:p text:style-name="Standard">Me: Glad to hear that. So I went on a C++ discord and asked around, and someone mentioned that they couldn't find any makefiles or MSVC solutions in the repo. Not sure what that means, but apparently those are build tools like Gradle for Java.</text:p>
      <text:p text:style-name="Standard"/>
      <text:h text:style-name="Heading_20_1" text:outline-level="1"><text:bookmark-start text:name="__RefHeading___Toc1090_187270813"/>Brief outline<text:bookmark-end text:name="__RefHeading___Toc1090_187270813"/></text:h>
      <text:p text:style-name="Standard">Gather data from Evolve 4.8 by Ken Stauffer</text:p>
      <text:p text:style-name="Standard">=====</text:p>
      <text:p text:style-name="Standard">Recompile and build the exe myself on Atom or C++ IDE</text:p>
      <text:p text:style-name="Standard">Find out where the organism data is stored? Search the entire repo for keywords.</text:p>
      <text:p text:style-name="Standard">Find where the universe properties are stored</text:p>
      <text:p text:style-name="Standard">Add a new type of run: Data collection run</text:p>
      <text:p text:style-name="Standard">The datarun will collect the universe properties and the properties of each organism in separate dataframes</text:p>
      <text:p text:style-name="Standard">Two storage methods: Plain storage which exports data without any changes - Might be more suitable for universe properties</text:p>
      <text:p text:style-name="Standard">And delta method which measures the changes between organisms - Might be more suitable for genome storage, which would be a string far longer than any of the other data fields available.</text:p>
      <text:p text:style-name="Standard">Adapt a multiple sequence alignment (MSA) algorithm or similar to work on text strings rather than just nucleotide sequences.</text:p>
      <text:p text:style-name="Standard"/>
      <text:p text:style-name="Standard">cd "C:\Program Files (x86)\Evolve"</text:p>
      <text:p text:style-name="Standard">evolve_batch.exe s 1u big_bang.evolve bb_out_01.evolve</text:p>
      <text:p text:style-name="Standard">evolve_batch s 1000u bb_out_02.evolve bb_out_03.evolve</text:p>
      <text:p text:style-name="Standard">But they save to "C:\Users\Julio Hong\AppData\Local\VirtualStore\Program Files (x86)\Evolve" for some reason. For now, I've added a shortcut into the main folder in Program Files.</text:p>
      <text:p text:style-name="Standard"/>
      <text:p text:style-name="Standard">C:\Users\Julio Hong\Documents\LioHong\Evolve-kforth-lio\evolve4src\src\evolve_batch\evolve_batch.cpp</text:p>
      <text:p text:style-name="Standard">Includes '=' mode to compare files for debugging. However, rather than directly comparing the contents, a checksum is calculated from each universe, and then used to <text:span text:style-name="T43">compare</text:span> mainly whether both universes are the same, rather than analysing how they differ.</text:p>
      <text:p text:style-name="Standard"/>
      <text:h text:style-name="P126" text:outline-level="1"><text:bookmark-start text:name="__RefHeading___Toc1092_187270813"/><text:soft-page-break/>Evodons<text:bookmark-end text:name="__RefHeading___Toc1092_187270813"/></text:h>
      <text:p text:style-name="P2"><text:span text:style-name="T1">7 bits minimum, while 2 bits are needed to rep all 4 nucleotides. But 127 - 77 only gives 50 spaces for numbers, both </text:span>positive and negative. 4 nt-codon would be kind of strange. While it would be possible to just ignore the requirements and convert it into numbers, I’m sure this would become disastrous somehow.</text:p>
      <text:p text:style-name="P60">Also need to account for references to rows and row breaks.</text:p>
      <text:p text:style-name="Standard"><text:s/></text:p>
      <text:p text:style-name="Standard"><text:span text:style-name="T1">Now that I think of it, this issue is somewhat similar to how assembly code works in 8 bits. Or is it 8 words (16 bits </text:span>each)?</text:p>
      <text:p text:style-name="Standard"><text:s/></text:p>
      <text:p text:style-name="Standard"><text:span text:style-name="T1">KFORTH only has one data type: a 64-bit signed integer. That is, 1 bit is used for the sign. Quite onerous to represent </text:span>this in DNA, as 32 bp would be required.</text:p>
      <text:p text:style-name="Standard"><text:s/></text:p>
      <text:p text:style-name="Standard"><text:span text:style-name="T1">The issue can only really be solved by seeing what is the usual range of numbers. Then, when larger numbers appear, </text:span>deal with them separately?</text:p>
      <text:p text:style-name="Standard"><text:s/><text:span text:style-name="T1">But also, how large would a Evolve codon (evodon) be as a multi-codon?</text:span></text:p>
      <text:p text:style-name="Standard"><text:s/></text:p>
      <text:p text:style-name="Standard"><text:span text:style-name="T1">Maybe some sort of number tag? But to include an open tag and a close tag, 14 bits would already be used up. Or even </text:span>18 bits. It would just be easier to account for 18 bits all the time, then we could represent up to 250K.</text:p>
      <text:p text:style-name="Standard"><text:s/></text:p>
      <text:p text:style-name="P60">Another option: Focus on representing decimals? </text:p>
      <text:p text:style-name="Standard"><text:s/></text:p>
      <text:p text:style-name="Standard"><text:s/><text:span text:style-name="T1">1 codon = 3 bp = 6 bits &lt; 7 bits. 2 codons = 6 bp = 12 bits -&gt; 2^12 – 1 = 4095</text:span></text:p>
      <text:p text:style-name="Standard"><text:s/><text:span text:style-name="T1">4095 – 77 = 4018 for +/- integers.</text:span></text:p>
      <text:p text:style-name="Standard"><text:s/><text:span text:style-name="T1">3 codons = 18 bits -&gt; 2^18 ~ 250K. -&gt; Evodon.</text:span></text:p>
      <text:p text:style-name="Standard"><text:s/><text:span text:style-name="T1">Max is 64 bits = 32 bp = 10-11 codons.</text:span></text:p>
      <text:p text:style-name="Standard"><text:s/><text:span text:style-name="T1">Need to split the codes between the high values? Then the rest will be reserved for numbers. So -2^17 – 39, and 2^17 </text:span>– 38.</text:p>
      <text:h text:style-name="Heading_20_1" text:outline-level="1"><text:bookmark-start text:name="__RefHeading___Toc1094_187270813"/>20220817<text:bookmark-end text:name="__RefHeading___Toc1094_187270813"/></text:h>
      <text:p text:style-name="Standard">To do:</text:p>
      <text:list xml:id="list968419147" text:style-name="L1">
        <text:list-item>
          <text:p text:style-name="P118">Organise notes.</text:p>
        </text:list-item>
        <text:list-item>
          <text:p text:style-name="P118">Tidy code and package code.</text:p>
        </text:list-item>
        <text:list-item>
          <text:p text:style-name="P118">Try 2-char/1-char compression of genome (excluding numbers and accounting for row.)</text:p>
        </text:list-item>
        <text:list-item>
          <text:p text:style-name="P118">See if splitting string into list of ints and maybe substrings helps (Compression of 4x expected? 8-bit char to 4-bit digit?)</text:p>
        </text:list-item>
        <text:list-item>
          <text:p text:style-name="P117">Regular dumping of strain genome.</text:p>
        </text:list-item>
        <text:list-item>
          <text:p text:style-name="P120">Phylogenetics</text:p>
        </text:list-item>
        <text:list-item>
          <text:p text:style-name="P119">Variable input</text:p>
        </text:list-item>
      </text:list>
      <text:p text:style-name="P4"/>
      <text:p text:style-name="P4">Note: Each simulation is deterministic. This fact actually turned out to be important for comparing the file sizes of strain_genome.txt with different storage formats. What would it take to make a simulation random then ? I have a feeling it shouldn’t be too hard actually, just use the current time as a seed for an RNG and involve that in the progenitor’s genome somehow.</text:p>
      <text:p text:style-name="P8">I’ve also settled into a workflow for these preliminary big_bang runs. To create new folder, copy one existing one and rename it to the new run number. Then delete all files except big_bang.evolve, big_bang.txt and big_bang_0.txt, which are conveniently the first 3 files in this case.</text:p>
      <text:p text:style-name="P9">Another collision that didn’t pop up before: NUM-CELLS. It only appeared when I began to use the book_of_life. <text:span text:style-name="T3">And now Org3086 is giving issues this time by having the ID disappear? The odd </text:span><text:soft-page-break/><text:span text:style-name="T3">thing is that it share the same first line as Org2831 which precedes it. So my hunch is that this identical line is causing the ORGANISM line to be missed out for Org3086.</text:span></text:p>
      <text:p text:style-name="P10">This doesn’t actually make sense because from the beginning few organisms, the genomes are identical. So there’s likely some underlying issue.</text:p>
      <text:p text:style-name="P11">Actually, there are another couple of complications. First, the debugging is kind of lacking and I’ve been throwing print statements that are dependent on the timestep. Second, there’s no good way to customise the input file. That’s something that would be several updates away, to borrow terminology from version control. <text:span text:style-name="T4">For this, I think the best way would be to properly setup the run folder with all the appropriate input files, have Python read the filenames and then input them into the batch file. </text:span></text:p>
      <text:p text:style-name="P17">I’ve added the second feature, but turns out it wasn’t even necessary. In fact, all I had to do was look through the PHASCII to find the issue: Org2831 is the first multicellular organism, hence it has multiple CELL sections. The reason why the second genome is identical to Org2831’s is not because it’s from a genetically identical organism, but because it’s the same genome. I need a way to handle detection of the CELL without any ORGANISM in front. Perhaps another flag would be good. Actually, I was able to re-use org_flag and that resolved things.</text:p>
      <text:h text:style-name="Heading_20_2" text:outline-level="2"><text:bookmark-start text:name="__RefHeading___Toc1096_187270813"/>Char compression<text:bookmark-end text:name="__RefHeading___Toc1096_187270813"/></text:h>
      <text:p text:style-name="P3">Done in evodons.ods.<text:tab/></text:p>
      <text:p text:style-name="P3">Otherwise, 2-char compression would probably result in alphabetical chars, hence 26*26 = 676 which is far more than enough for the 101 keywords available. Just leave the numbers as-is.</text:p>
      <text:p text:style-name="P5">Converting the evodons to raw numbers increased the file size, while converting to decimal numbers saw only a small decrease. The double-alphabet compression had the most reduction with the predicted 4x compression.</text:p>
      <text:p text:style-name="P12">One thing I missed out is separating numbers. Most likely that I’ll use spaces or full-stops. Then I can work on the conversion from AAFF to evodons and then KFORTH. I’m still wondering how best to manage the situation of the 3 formats. I honestly didn’t expect that memory usage would become an issue so soon. Because for 3 formats, there are 6 possible conversions. In fact, the numerical evodons still have to be converted to nucleotides for use with MSA so that’s an additional <text:s/>12 conversions. So far, I only have 4 conversions. There has to be a way to reduce all the conversions in either direction into one or two basic functions and dicts.</text:p>
      <text:p text:style-name="P5"/>
      <text:p text:style-name="P6">Further compression with another kind of datatype would be nice – At least 108 unique values in the datatype with a size of less than 16 bits, or a combination of two instances of the datatype that can hold 108 unique values. Maybe 11<text:span text:style-name="T2">2</text:span> or 12<text:span text:style-name="T2">2</text:span>?</text:p>
      <text:p text:style-name="P6"/>
      <text:p text:style-name="P7">Further potential for compression: Choosing which vital stats to focus on. Firstly, remove the ‘ORGANISM’ label. Then, remove irrelevant tags.</text:p>
      <text:p text:style-name="P7">What is OFLAG? Well, it’s not FLAG_RADIOACTIVE or FLAG_SEXONLY because those are separate conditions.</text:p>
      <text:p text:style-name="P7">C:\Users\Julio Hong\Documents\LioHong\Evolve-kforth-lio\evolve4src\src\evolve_simulator\evolve_simulator.h says that it represents various organism flags.</text:p>
      <text:h text:style-name="Heading_20_2" text:outline-level="2"><text:bookmark-start text:name="__RefHeading___Toc1098_187270813"/>Regular dumping<text:bookmark-end text:name="__RefHeading___Toc1098_187270813"/></text:h>
      <text:p text:style-name="P5">For now, set the threshold at 10000. However, if the number of organisms in the universe exceeds that number, that might become a problem. Or delay the dumping until the timestep is complete.</text:p>
      <text:h text:style-name="Heading_20_2" text:outline-level="2"><text:bookmark-start text:name="__RefHeading___Toc1100_187270813"/>Phylogenetics<text:bookmark-end text:name="__RefHeading___Toc1100_187270813"/></text:h>
      <text:p text:style-name="P5">Take strain_genome.keys() for a record of all organisms that ever lived in the universe. I won’t be able to get their ages, though it would be possible to create a dict with a list of the smallest (birth) and largest (death) timesteps that their ID was present.</text:p>
      <text:p text:style-name="P12"><text:soft-page-break/>I managed to make it happen in the book_of_life variable which records an organism’s vital stats as well as its birth-step and death-step.</text:p>
      <text:h text:style-name="Heading_20_2" text:outline-level="2"><text:bookmark-start text:name="__RefHeading___Toc1102_187270813"/>Performance<text:bookmark-end text:name="__RefHeading___Toc1102_187270813"/></text:h>
      <text:p text:style-name="P5">How far can the console simulation go?</text:p>
      <text:p text:style-name="P6">The GUI simulation lags noticeably at higher timesteps, likely due to ever-increasing memory usage as the population increases.</text:p>
      <text:h text:style-name="Heading_20_2" text:outline-level="2"><text:bookmark-start text:name="__RefHeading___Toc1104_187270813"/>Variable input<text:bookmark-end text:name="__RefHeading___Toc1104_187270813"/></text:h>
      <text:p text:style-name="P13">Timestep of initial file, relation to time_period.</text:p>
      <text:p text:style-name="P13">Which files are truly needed? Only the EVOLVE and PHASCII of the input simulation. The batch file is copied from a template, and the template simulation can be re-created easily.</text:p>
      <text:p text:style-name="P14">Done. Took a little longer to figure out the paths than I like to admit, but it’s done now.</text:p>
      <text:p text:style-name="P13"/>
      <text:h text:style-name="Heading_20_1" text:outline-level="1"><text:bookmark-start text:name="__RefHeading___Toc1106_187270813"/>20220819<text:bookmark-end text:name="__RefHeading___Toc1106_187270813"/></text:h>
      <text:p text:style-name="P15">Something interesting and disturbing: The interval used affects the simulation as well. </text:p>
      <text:p text:style-name="P15">simulate_universe(10000, runin_timestep, 1, express=True) gives a different universe than simulate_universe(10000, runin_timestep, 10000, express=True), but each will produce the same type of universe. Also, the file size for the former is 5.30 MB while that of the latter is 10 MB. <text:span text:style-name="T5">Okay, apparently the latter runs went until step 20000 which doesn’t really make sense.</text:span> (Runs 010-012)</text:p>
      <text:p text:style-name="P15">for timestep in range(runin_timestep, runin_timestep+time_period<text:span text:style-name="T6">+1</text:span>, interval)</text:p>
      <text:p text:style-name="P15">for timestep in range(runin_timestep, runin_timestep+time_period, interval)</text:p>
      <text:p text:style-name="P16">Maybe this would solve it? Even for interval=1, the simulation would go to step 1001 for example.</text:p>
      <text:p text:style-name="P15"/>
      <text:p text:style-name="P15">Also, organisms_over_time can be extracted from the book_of_life. Also need to edit the book_of_life as it measure the death_step as the step where the organism stops appearing, rather than the step before i.e. the final step where it was still alive.</text:p>
      <text:p text:style-name="P15"/>
      <text:h text:style-name="Heading_20_1" text:outline-level="1"><text:bookmark-start text:name="__RefHeading___Toc1108_187270813"/>20220908<text:bookmark-end text:name="__RefHeading___Toc1108_187270813"/></text:h>
      <text:p text:style-name="P18">Took a long break to settle the move to the new rental place and stuff. And also to figure out a way to confirm whether Evolve simulations are deterministic: Start runs with different timesteps until step=1000 or 10000, or perhaps from different start-steps as well. The memory and stats of each run will definitely be different, but the key is whether the organisms present and their locations are still the same.</text:p>
      <text:p text:style-name="P19"/>
      <text:h text:style-name="Heading_20_1" text:outline-level="1"><text:bookmark-start text:name="__RefHeading___Toc1110_187270813"/>20220913<text:bookmark-end text:name="__RefHeading___Toc1110_187270813"/></text:h>
      <text:p text:style-name="P19">Runs 016-020 tested timestep=1000 and different intervals. The PHASCIIs all contain identical contents, and even a cursory glance at the distribution of organics as well as the universe properties doesn’t indicate any difference. <text:span text:style-name="T7">I’ll test higher timesteps now.</text:span></text:p>
      <text:p text:style-name="P20">Runs 021-025 also are fine for timestep=10000. Now to test start_step=10000.</text:p>
      <text:p text:style-name="P21">Runs 026-030 are fine for start_step=10000. So exactly what issue did I run into before? I think it was with the strain_genome and book_of_life text files. But the PHASCIIs themselves should be fine, just like in Conway’s Game of Life. The starting configuration should always progress in the same manner. Speaking about that, I’m also wondering if it’s possible to create some logic gates in Evolve. All that’s needed is a NOT gate after all, isn’t it?</text:p>
      <text:p text:style-name="P22"><text:soft-page-break/></text:p>
      <text:p text:style-name="P22">Another thing I was contemplating was to delete organisms with genomes longer than a threshold. In fact, one of the examples used in the Find Dialog was NUM-CB. I wonder if Stauffer did everything I did long ago. <text:span text:style-name="T8">Can’t seem to find a way to filter organisms automatically however.</text:span></text:p>
      <text:p text:style-name="P22"/>
      <text:p text:style-name="P23">I had attempted to plot a family tree of o<text:span text:style-name="T32">r</text:span>ganisms using r.ggenealogy, but apparently the dataframe was so large that RStudio simply lagged out. I prepared another family of humans, but it appears that the max dimensions that can be handled is limited to 500x4. I think the limit is a dataframe with 500 rows, because even a df of 503x3 is too large. Otherwise, this error is raised: “Error: C stack usage <text:s/>15928704 is too close to the limit”.</text:p>
      <text:p text:style-name="P23"/>
      <text:p text:style-name="P23">evolve4src\src\evolve\OrganismFinder.cpp is where the parameters for the Find Dialog can be found. I just searched for ‘NUM-CB’ </text:p>
      <text:p text:style-name="P23"/>
      <text:p text:style-name="P23">I planned to use ggenealogy to generate the actual family tree, and then compare the output of different phylogenetic approaches. That would serve as the foundation of future explorations since much computational time is needed at higher timesteps and shorter intervals. I had alternatively considered limiting the genome size, but I haven’t found a way to achieve that with Python yet.</text:p>
      <text:p text:style-name="P23"/>
      <text:p text:style-name="P23">evolve4src\src\evolve_batch<text:span text:style-name="T9">\evolve_batch.cpp to find the batch file. There are several other files included with the same filename but different extensions: NCB, SLN, SUO and VCPROJ.</text:span></text:p>
      <text:list xml:id="list2586028842" text:style-name="L2">
        <text:list-item>
          <text:p text:style-name="P122">NCB: Non-Compiled Browse file, a database file used with Visual Studio</text:p>
        </text:list-item>
        <text:list-item>
          <text:p text:style-name="P121"><text:span text:style-name="T9">SLN: Solution file, </text:span>contain<text:span text:style-name="T9">s</text:span> information about the project environment and the state of the project </text:p>
        </text:list-item>
        <text:list-item>
          <text:p text:style-name="P122">SUO: Solution User Operations file, used to store user preferences in Visual Studio</text:p>
        </text:list-item>
        <text:list-item>
          <text:p text:style-name="P122">VCPROJ: Programming project created with Visual C++</text:p>
        </text:list-item>
      </text:list>
      <text:p text:style-name="P24">Indeed, by limiting the book_of_life to 500 rows, ggenealogy is able to handle the family tree of organism 0. However, while sbGeneal has dim 390x5, statGeneal has dim 8165x6 and can run fine. Ah, with 1000 rows, book_of_life lags but can still run.</text:p>
      <text:p text:style-name="P27">I’ve increased the dataframe size up to 102400 rows and it can still run. But when I try to load the original file with 2M+ rows, then RStudio lags. I think it has an issue if the df is opened in another program that can’t view all the rows? <text:span text:style-name="T11">Never mind, when I try to find another organism’s family tree, then the lag starts again. So the new search is still feasible at 256K rows.</text:span></text:p>
      <text:p text:style-name="P25"/>
      <text:p text:style-name="P26">Some quirks: The human family tree only contains child-parent relationships, each represented by a row. This is the same for sbGeneal and statGeneal. However, the book_of_life contains both self-child and self-parent relationships in each row. The version for R also doesn’t account for multiple parents. How<text:span text:style-name="T10"> to resolve the book_of_life then? A Pandaric method would be to generate two separate dataframes: one for parent_1 and another for parent_2. Then combine the two dataframes while removing duplicates.</text:span></text:p>
      <text:p text:style-name="P28"/>
      <text:h text:style-name="Heading_20_1" text:outline-level="1"><text:bookmark-start text:name="__RefHeading___Toc1112_187270813"/>20220915<text:bookmark-end text:name="__RefHeading___Toc1112_187270813"/></text:h>
      <text:p text:style-name="P29">Try and resolve children that overlap in ggenealogy chart. Explore the parent ID in Spyder. <text:span text:style-name="T13">Max number of rows decreased to 32K. Maybe because other programs were open and taking up memory usage? The earliest organism with multiple parentage is 111, but the row for the second parent is numbered at 2M+. </text:span></text:p>
      <text:p text:style-name="P29"/>
      <text:p text:style-name="P30">Also NUM-CB only counts the number of rows, not the length of each row.</text:p>
      <text:p text:style-name="P30"/>
      <text:p text:style-name="P31"><text:soft-page-break/>A possible reason why the book_of_life can hold so many more rows than the human family tree might be because each individual is represented with an integer rather than a string.</text:p>
      <text:p text:style-name="P31"/>
      <text:p text:style-name="P31">Find an alternative character set besides AAFF for additional data compression. Also create a dict to directly convert instructions into the compressed format. <text:span text:style-name="T12">Maybe Extended ASCII (XASCII)? Or rely on another language’s character set, such as Spanish which is second to English on the Internet. I might also just ignore single-char instructions like arithmetic and logical operators.</text:span></text:p>
      <text:p text:style-name="P32">Need to convert AAFF to <text:span text:style-name="T12">XASCII.</text:span></text:p>
      <text:p text:style-name="P32"/>
      <text:p text:style-name="P32">Assemble a df comprising multiple parentage for the first few rows: <text:span text:style-name="T16">DONE</text:span></text:p>
      <text:p text:style-name="P32"/>
      <text:h text:style-name="Heading_20_1" text:outline-level="1"><text:bookmark-start text:name="__RefHeading___Toc1114_187270813"/>20220917<text:bookmark-end text:name="__RefHeading___Toc1114_187270813"/></text:h>
      <text:p text:style-name="P33">Understand how phylogenetic measures work and compare to ggenealogy measures. <text:span text:style-name="T15">For example, the way that Evolve counts generations and ggenealogy counts generations are different.</text:span></text:p>
      <text:p text:style-name="P33"/>
      <text:p text:style-name="P34">Problem: XASCII doesn’t work with Spyder. <text:span text:style-name="T14">Never mind, I fixed it by using open(encoding=“utf8”).</text:span></text:p>
      <text:p text:style-name="P36">Compression completed. Size of strain_genome_015a.txt reduced from 474 MB to 392 MB, or about 1/6 aka 84% compression ratio as 7zip presents. Nowhere near as dramatic as I hoped, but I’ll take it.</text:p>
      <text:p text:style-name="P34"/>
      <text:p text:style-name="P34"><text:a xlink:type="simple" xlink:href="https://stackoverflow.com/questions/2267200/compression-of-numeric-strings" text:style-name="Internet_20_link" text:visited-style-name="Visited_20_Internet_20_Link">https://stackoverflow.com/questions/2267200/compression-of-numeric-strings</text:a></text:p>
      <text:p text:style-name="P35">Odd approach by converting each digit to a four-bit value, then two of those (1 byte) into a single ASCII character.</text:p>
      <text:p text:style-name="P35"/>
      <text:h text:style-name="Heading_20_1" text:outline-level="1"><text:bookmark-start text:name="__RefHeading___Toc1116_187270813"/>20230529<text:bookmark-end text:name="__RefHeading___Toc1116_187270813"/></text:h>
      <text:p text:style-name="P37">plotAncDes() doesn’t work except for organism #2? But it works fine with the example datasets, which are much more complicated than the bol dataset. <text:span text:style-name="T17">I’m pretty sure it worked fine before...</text:span> </text:p>
      <text:p text:style-name="P38"/>
      <text:p text:style-name="P38">I took a look at the inner functions, and it appears that the entire dataset is traversed each time. So I reduced the dataset from 32K rows to 1K rows, and now the function works fine. Another fun fact about this repo: The zip from their Github repo is different from the package itself. An R-IDE would be useful soon, I think.</text:p>
      <text:p text:style-name="P61">(See 20220913 for a past look at the dataframe length limit.)</text:p>
      <text:p text:style-name="P38"/>
      <text:p text:style-name="P38">I don’t have a good workflow for bringing up an organism’s <text:span text:style-name="T18">genome. I did replace the progenitor’s genome with ‘**’ which resulted in saving 3MB. The divergence happened really soon apparently. It did make me wonder if the space was not due to the genomes, but rather the number of rows. So I tested by combining the book_of_life with strain_genome to produce a neat 100MB-sized CSV. This might just be the superior format from now on.</text:span></text:p>
      <text:p text:style-name="P38"/>
      <text:p text:style-name="P39">unspool_aaff_for_msa() is used to convert an AAFF string straight to a nucleotide sequence.</text:p>
      <text:p text:style-name="P39"/>
      <text:p text:style-name="P39">Studying this line: [27,85,352,419,949]</text:p>
      <text:p text:style-name="P39">352 and 949 are identical but the generation in between has deletions. Very odd.</text:p>
      <text:p text:style-name="P39"/>
      <text:p text:style-name="P39">Anyway, any analysis will have to be done piecemeal like this it appears. Alternatively, I just write my own functions to find parents, children, ancestors and descendants in Python. Eventually I can plot them too.</text:p>
      <text:p text:style-name="P39"><text:soft-page-break/></text:p>
      <text:h text:style-name="Heading_20_1" text:outline-level="1"><text:bookmark-start text:name="__RefHeading___Toc1118_187270813"/>20230531<text:bookmark-end text:name="__RefHeading___Toc1118_187270813"/></text:h>
      <text:p text:style-name="P40">Another weakness that has become apparent to me is that aligning by nucleotides totally ignores that actually every codeword and numerical value is actually a single ‘base’. So there are plenty of frameshifts if I align with MUSCLE. <text:span text:style-name="T21">I guess I was hoping for existing algorithms to magically resolve this, because now that I think about it, this is also a very similar problem with analysing sequences of nucleic acids or peptides.</text:span></text:p>
      <text:p text:style-name="P40"/>
      <text:p text:style-name="P40"><text:span text:style-name="T20">(</text:span>I feel like I might have more success with the family tree plotting, which is worrying. Start with a single parental node, representative of asexual reproduction or a sexual pair. Then list all the children in birth order from left to right. <text:span text:style-name="T19">Or just find a library and then figure out how the graphing works.)</text:span></text:p>
      <text:p text:style-name="P40"/>
      <text:p text:style-name="P41">Screw it I’ll make my own alignment. It might even help me understand how the current libraries work. Biological sequences have been simplified to fit within the English alphabet. The AAFF format works on pairs of letters, but thankfully the translation function already splits this into a list. The first matter is defining an alignment. This needs a template (aka baseline) and a target. Then how to handle insertions and deletions. I’m thinking of chunks of similarity separated by gaps. And after that, assessing the similarity of the alignment.</text:p>
      <text:p text:style-name="P41"/>
      <text:p text:style-name="P41">Shortcuts: First see if the lengths are the same. Then see if the final few words (a ‘phrase’) are the same as well. Traverse back until the first common phrase is found. If both are true, then comparison is just a matter of comparing each list element. Probably. Unless there is a frameshift, and a coincidental indel. </text:p>
      <text:p text:style-name="P41"/>
      <text:p text:style-name="P43">If the lengths are different, find the index of the last similar word, then add gaps until similar? But then a similar chunk might never be detected if it’s preceded by a discrepancy. So need to compare sub-sequences without traversing the list in order. At the same time, we also don’t wish for false positives to confuse the issue. There are many cases to consider.</text:p>
      <text:p text:style-name="P43"/>
      <text:p text:style-name="P43">Another shortcut might be to consider the raw makeup of the sequence regardless of order. So if there are 5 MOVEs in both sequences, that’s already promising.</text:p>
      <text:p text:style-name="P43"/>
      <text:p text:style-name="P42">How to present the alignment? By abusing Pandas of course. (I’ve already used it to represent a voxel grid, and also a Sudoku board, so what worse can I do?)</text:p>
      <text:p text:style-name="P42"><text:a xlink:type="simple" xlink:href="https://www.youtube.com/watch?v=b6xBvl0yPAY" text:style-name="Internet_20_link" text:visited-style-name="Visited_20_Internet_20_Link"/></text:p>
      <text:p text:style-name="P42">Understanding Sequence Alignment Algorithms: with Needleman-Wunsch <text:a xlink:type="simple" xlink:href="https://www.youtube.com/watch?v=b6xBvl0yPAY" text:style-name="Internet_20_link" text:visited-style-name="Visited_20_Internet_20_Link">https://www.youtube.com/watch?v=b6xBvl0yPAY</text:a></text:p>
      <text:p text:style-name="P42"><text:a xlink:type="simple" xlink:href="https://www.cs.cmu.edu/~02710/Lectures/SeqAlign2015.pdf" text:style-name="Internet_20_link" text:visited-style-name="Visited_20_Internet_20_Link">https://www.cs.cmu.edu/~02710/Lectures/SeqAlign2015.pdf</text:a></text:p>
      <text:p text:style-name="P42">https://www.ics.uci.edu/~xhx/courses/python/tmp/alignment.pdf</text:p>
      <text:p text:style-name="P42">https://www.geeksforgeeks.org/sequence-alignment-problem/</text:p>
      <text:p text:style-name="P42">https://johnlekberg.com/blog/2020-10-25-seq-align.html</text:p>
      <text:p text:style-name="P42"><text:a xlink:type="simple" xlink:href="https://github.com/risg99/Local-And-Global-Sequence-Alignment-Python-Scratch/blob/main/GlobalAlignment.py" text:style-name="Internet_20_link" text:visited-style-name="Visited_20_Internet_20_Link">https://github.com/risg99/Local-And-Global-Sequence-Alignment-Python-Scratch/blob/main/GlobalAlignment.py</text:a></text:p>
      <text:p text:style-name="P42"/>
      <text:p text:style-name="P44">In the end, I borrowed an algorithm, and it works pretty nicely. Unfortunately, I might need to think about how the genome rows are represented. Separating the ‘row’ term and the row number leads to some inaccurate alignments. <text:span text:style-name="T22">Currently row -&gt; ‘BX’, but I might have to change it such that row1 -&gt; ‘FA’ and so on. Rather, row -&gt; ‘F’ + number-to-letter. That would require its own function, and then I have to update the AAFFs again. And if the number of rows exceeds 26, well then that’s </text:span><text:soft-page-break/><text:span text:style-name="T22">something else. Of course a brute-force dict would be useable, if grotesque. Thankfully translate_aaff_to_kforth() combines the row term and row number.</text:span></text:p>
      <text:h text:style-name="Heading_20_1" text:outline-level="1"><text:bookmark-start text:name="__RefHeading___Toc1120_187270813"/>20230602<text:bookmark-end text:name="__RefHeading___Toc1120_187270813"/></text:h>
      <text:p text:style-name="P45">Good progress, but the code is getting rather messy. I will have to re-think how to calculate evodons since I’m doubting whether to even continue supporting a base-4 format given recent developments. For example, positive base-4 evodons decrease while counting down from 133-333-333, whereas negative base-4 evodons decrease while counting up from 200-000-000. There was some rationale behind this, which was related to conserving as many normal base-4 evodons for positive/negative integer values, and the difference between using 17 or 18 bits. But I’ll leave that for another day.</text:p>
      <text:p text:style-name="P45"/>
      <text:p text:style-name="P45">For now, I’d like to work more on tracking down the change in genomes over the generations. Evolve organisms are very prone to mutation, while remaining fertile so long as the strains are the same. There doesn’t seem to be a way to change strains, limiting the interactions between them. So I’ve been focusing on the default yellow strain.</text:p>
      <text:p text:style-name="P45"/>
      <text:p text:style-name="P45">When comparing distant relatives, I find that the alignments aren’t quite what I’d expect. The updated row labels are handy, perhaps analogous to chromosomes, but they do mess up the alignments somewhat, if they aren’t ignored outright. Now it is possible that this is indeed due to underlying changes in the genome, but I hope to remove all other sources of variation before I make a final conclusion. <text:span text:style-name="T23">(Though of course this thought process rests and implies other assumptions of its own.)</text:span></text:p>
      <text:p text:style-name="P45"/>
      <text:p text:style-name="P46">A simple method might be to trace an organism’s ancestry and highlight individuals in which the genome has changed. Then I can compare each descendant-forebear pair to hopefully provide a more granular visualisation of how the genome has changed. This would in turn have consequences on the phylogenetic classification, <text:span text:style-name="T24">the process of </text:span>which somebody else on Scifind has walked through.</text:p>
      <text:p text:style-name="P46"/>
      <text:p text:style-name="P58">Sexual reproduction complicates the tracing process due to multiple parentage, so first I’d have to find a line of descent in which all organisms arose asexually. The book_of_life for run_010 has 534572 organisms, 106917 of which arose sexually. It is certainly possible that there is no asexual line of descent stretching back to organism_1, but I can find shorter ones. Unfortunately, I might have to brute-force it because I can’t find a Pandaric way to do it.</text:p>
      <text:h text:style-name="P127" text:outline-level="1"><text:bookmark-start text:name="__RefHeading___Toc1122_187270813"/>202<text:span text:style-name="T43">3</text:span>0604<text:bookmark-end text:name="__RefHeading___Toc1122_187270813"/></text:h>
      <text:p text:style-name="P47">I started trace_asexual_lines() at <text:span text:style-name="T25">20230602: ~1300, </text:span>which finished on <text:span text:style-name="T25">20230604: Progress update at 08:40:33. It produced 322870 lines, with a distribution of length &lt;6 with 10K+ organisms, length &lt;46 with 1K, length &lt;75 with 100, length &lt;94 with 10. Another way to see it is that length&lt;6 makes up ~56% of all lines, while length &lt;76 makes up ~31%, leaving ~13% for the remainer. Approximately sorted by length of line.</text:span></text:p>
      <text:p text:style-name="P47"/>
      <text:p text:style-name="P47"><text:span text:style-name="T27">I fretted over this the whole time, worried my computer might hang or crash. It had hanged a few days before. I even had a dream where I accidentally overwrote the data. </text:span>Yet I truly can’t think of a better way to have done this. To add insult to injury, the very top entry for longest line only has 2 changes to the genome over 102 generations. </text:p>
      <text:p text:style-name="P47"/>
      <text:p text:style-name="P59">In fact, most of them appear to share this property. It might be useful somehow actually... They might be suitable as baselines against which to compare fellow organisms in the same generation. I could write a function to find lines with substantial genomic changes, but I’m a bit wary of this <text:soft-page-break/>given very recent experiences. Also, not all the ancestors are asexual somehow. Which kind of defeats the purpose of the function, but it didn’t seem to affect genomic stability.</text:p>
      <text:p text:style-name="P47"/>
      <text:p text:style-name="P49">I wrote a function in the end, but restricted it to length&gt;70 and &gt;2 genomic changes. The list matches my manual one: <text:span text:style-name="T26">533766, 195751, 533401, 530422. </text:span>It also sifted 1260 lines out of 1637, <text:span text:style-name="T28">and saved it at “changers_010.csv”.</text:span> <text:span text:style-name="T28">Now I can find the most mutated asexual line. </text:span></text:p>
      <text:p text:style-name="P49"/>
      <text:p text:style-name="P49"><text:span text:style-name="T28">Which is harder than expected. Most of the changes are minimal, simply +1/-1 to genome length. And when there are more substantial changes, it’s mostly due to a single outlier. There also seems to be another pattern where a small genome lengthens, and then shrinks again for multiple orgids, e.g. </text:span>301934, 282772, 312516.</text:p>
      <text:p text:style-name="P49"/>
      <text:p text:style-name="P50">I traced the ancestry of 256306 back together with its phylogenetic record. It’s rather simple, but it does raise the question of how I would know what is the best alignment. There are two reference sequences: the genome of 1 for tracking changes, and the longest genome for deciding how many gaps to place. I manually stitched the record together in 010_256306_phylo.txt, <text:span text:style-name="T32">adjusting the lengths of both the template and target sequences. But writing an algorithm based on the process of going back and forth is a bit hard to conceive right now. I trust that there are surely libraries that tackle what I’m doing here, but working through things like this might help me to better recognise and assess them.</text:span></text:p>
      <text:p text:style-name="P48"/>
      <text:p text:style-name="P52">Another approach is to see which organisms retained the original genome, which I’ve saved in 010_original_genome.csv. Not too sure how useful this would be, but I did play around with it. <text:span text:style-name="T33">There are 14688 organisms that meet this condition. (For genomes containing the original genome, 46203 organisms meet this looser condition.)</text:span> My new goal, my new minigame so to speak, is to see if there is an unbroken line of these organisms with an untouched genome. Though I took a shortcut and just checked genome length, so it’s entirely possible that there are still point mutations. The two best ways to preserve that genome is asexual reproduction, and sexual reproduction between clones. Even then, there is a base mutation rate. </text:p>
      <text:p text:style-name="P54"/>
      <text:p text:style-name="P54"><text:span text:style-name="T29">The latest living organism that retained the original genome was </text:span>333850 <text:span text:style-name="T29">of gen #111, but that occurred after many generations of dissimilarity because of a deletion of row2. In that sense, it’s a throwback. It does imply instead that slightly modified forms are what survived, but I’m taking a purist view</text:span></text:p>
      <text:p text:style-name="P53"/>
      <text:p text:style-name="P54"><text:span text:style-name="T30">The latest living organism etc that did not appear to skip generations was </text:span>135333 <text:span text:style-name="T30">of gen #68, but that also turned out to be a deletion of an elongated row2. That in itself is interesting – main and row1 remained untouched, with most of the variation arising in later rows. In other words, main and row1 are highly conserved, and perhaps it is duplication of genes and rows that enables a safe way for variation to arise. That would be a more evolvable system than disrupting the entire genome each time.</text:span></text:p>
      <text:p text:style-name="P54"/>
      <text:p text:style-name="P55">Just eyeballing things, I notice that the proportion of organisms with the original genome declines with each generation. I suppose the base mutation rate is one cause, but could the other be an increase in fitness compared with organism 1? And what does that entail? There might be some kind of ecological progression, because multicellular organisms of varying sizes, shapes and orientations do eventually dominate. </text:p>
      <text:p text:style-name="P55"/>
      <text:p text:style-name="P56">Another perspective is that the population of organisms with the original genome increased until 458 in gen #19, so perhaps its fitness was decent up till that point. Keep in mind that I know nothing about the organism’s state or environment. I could re-run the simulation until that point, but that is an immense amount of data to track.</text:p>
      <text:p text:style-name="P56"><text:soft-page-break/></text:p>
      <text:p text:style-name="P57">Anyway, 293434 of gen #66 is the last one, though it’s not quite pure as there were still a few mutants in its ancestry. It’s just that the mutations didn’t propagate. I checked a few other organisms from gen #65 and they all shared that same pattern of brief mutations. 119718 <text:span text:style-name="T31">of gen #64 has a purer line, but it’s not totally pure. And we have a winner: 120084 of gen #63. To really confirm it after using my shortcut, I used df.shift and compared the genome length columns, and all values were included. So it really is pure! Sadly, 120084 and its other pure sibling 121732 did not leave behind any offspring during their short lives. (I could have wrote a script to check these, but I wasn’t sure where to put it. I might prepare a small folder to store them or something eventually.)</text:span></text:p>
      <text:p text:style-name="P57"/>
      <text:p text:style-name="P57">(How to run these by the way? I opened several consoles in Spyder: one for a reference, one to check ancestry or descendance, and the others to investigate whatever new characteristic comes to mind.)</text:p>
      <text:p text:style-name="P53"/>
      <text:p text:style-name="P51">How much can the genome of a species change before it is considered a new species? I suppose that’s why taxonomy has been considered rather grey for a while now. Alien Biospheres #14 also pointed out that mass extinctions can remove transitional forms in drastic numbers above the baseline extinction rate, which is why mammals, reptiles, birds and amphibians all are grouped into different classes despite finding ultimate descent from a group of tetrapodal fish. For Evolve, this is not an issue because the sole factor for interbreeding is strain, which is decided for each simulated universe and is immutable for each organism.</text:p>
      <text:p text:style-name="P51"/>
      <text:p text:style-name="P51">I think I can begin writing my first post for Scifind.io now. I’d have to introduce artifical life, then Evolve, and then my own project.</text:p>
      <text:h text:style-name="Heading_20_1" text:outline-level="1"><text:bookmark-start text:name="__RefHeading___Toc1124_187270813"/>20230727<text:bookmark-end text:name="__RefHeading___Toc1124_187270813"/></text:h>
      <text:p text:style-name="P62">Second post would be on the KFORTH and organism instructions. The table is a nice summary, but not very readable. It might be good to prepare an infographic instead.</text:p>
      <text:p text:style-name="P62">The main resources available to an organism are energy (3<text:span text:style-name="T2">rd</text:span> dimension), space and processing power. Other resources spring from these.</text:p>
      <text:p text:style-name="P62"/>
      <text:p text:style-name="P63">Also noticed <text:span text:style-name="T34">that the</text:span> Evolve <text:span text:style-name="T34">manual </text:span>is All Rights Reserved (ARR). This could be worrying. The source code was shared, but then that action would technically be in violation right? Might have to find an alternative, such as switching to Avida-ED. <text:span text:style-name="T34">Never mind, the source code is open-source according to the Github repo.</text:span></text:p>
      <text:p text:style-name="P63"/>
      <text:p text:style-name="P63"/>
      <text:p text:style-name="P63"/>
      <text:p text:style-name="P63">Artificial Life and Phylogenomics Part 1: <text:span text:style-name="T38">Genome</text:span></text:p>
      <text:p text:style-name="P63"/>
      <text:p text:style-name="P63">Evolve 4.0 was modelled after Core Wars, so <text:span text:style-name="T35">the </text:span>organism was designed as a computer program. Hence each gene in its genome represents either a value or an instruction that acts on at least one value. These instructions are in turn split broadly into KFORTH instructions which act on a value or a pair of values in the stack, and organism instructions which enable the organism to interact within itself or its environment.</text:p>
      <text:p text:style-name="P63"/>
      <text:p text:style-name="P63">The main resources available to an organism can be reduced to energy, space and processing power. Other resources spring from these. To paraphrase Ken's words, energy <text:span text:style-name="T38">can be seen as </text:span>a 3rd dimension that serves to limit growth (population size) and encourage efficiency (stack friendl<text:span text:style-name="T36">iness</text:span>). <text:span text:style-name="T40">Besides this, each</text:span> cell can process a number of instructions, that is, it has a certain <text:soft-page-break/>amount of processing power. This increases with the number of cells available, conferring an explicit benefit to multicellularity <text:span text:style-name="T38">and </text:span>allowing <text:span text:style-name="T38">the </text:span>specialisation of cells.</text:p>
      <text:p text:style-name="P63"/>
      <text:p text:style-name="P68"><text:span text:style-name="T41">Within the simulator, t</text:span>he ‘View Organism’ dialog <text:span text:style-name="T41">will display its</text:span> biodata and genome on the left. An overview of the organism’s body, its strain and processing data are shown on the right. This processing data includes details of the current point of execution in the code, the registers, the data stack, the call stack and vision data. <text:span text:style-name="T41">For a quick check, use the </text:span>KFORTH Instruction Help dialog for a quick summary of each instruction with its inputs and outputs.</text:p>
      <text:p text:style-name="P65"/>
      <text:p text:style-name="P63">Although the genome is displayed as scripts that are organised into rows, it is actually interpreted in a tabular format with program counter (PC) as the horizontal heading and code block/row (CB) as the vertical heading. Execution always starts on the first row, and an element may contain a value or instruction of arbitrary length. <text:span text:style-name="T36">To compare this to biological systems, each element would contain a single nucleotide or amino acid residue, and regulatory sequences might serve as a rough analogy to function calls.</text:span></text:p>
      <text:p text:style-name="P63"/>
      <text:p text:style-name="P64">To programmers, this might sound like a trivial quirk of a language, but this is actually a key consideration for bioinformaticians, who rely on sequence alignment algorithms to conduct any sort of analysis on the wealth of genetic and proteomic data available. I attempted to circumvent this in a manner of ways, including the interim <text:span text:style-name="T35">EVOLVE-codon or </text:span>'evodon' method which converts each gene into a 9-nucleotide sequence. However, this had plenty of its own problems as well as <text:span text:style-name="T40">genes</text:span> were frequently split up. <text:span text:style-name="T40">In addition, the range of integers that could be encoded as evodons was limited to the range of -131021 to 131021.</text:span> </text:p>
      <text:p text:style-name="P64"/>
      <text:p text:style-name="P64">I am currently searching or designing a variant of the Needleman-Wunsch or Smith-Watermann algorithms that operates on elements of a list rather than the hardcoded 4 nucleotides of DNA/RNA and 22 amino acids. <text:span text:style-name="T40">Each element could have arbitary length, allowing genomic comparisons within any artificial life simulator. However, running tests of this algorithm versus current phylogenetic algorithms would become much harder.</text:span></text:p>
      <text:p text:style-name="P63"/>
      <text:p text:style-name="P66">There are 77 KFORTH instructions and 22 organism instructions, which I have <text:span text:style-name="T39">sorted into groups</text:span> with an infographic. <text:span text:style-name="T37">KFORTH instructions usually act on a value or a pair of values on the stack and return an output to the stack or elsewhere. On the other hand, organism instructions enable the organism to sense the environment as well as itself so as to act on the sensory data.</text:span></text:p>
      <text:p text:style-name="P69">(Evolve 5.0 adds more instructions, some of which pertain to the release and detection of pheromones. These pheromones are secreted by organisms into the environment.)</text:p>
      <text:p text:style-name="P69"/>
      <text:p text:style-name="P71">Organism instructions</text:p>
      <text:p text:style-name="P71">Interactions</text:p>
      <text:p text:style-name="P71">Vision</text:p>
      <text:p text:style-name="P71">Cells</text:p>
      <text:p text:style-name="P71">Self</text:p>
      <text:p text:style-name="P71">Genome</text:p>
      <text:p text:style-name="P71"/>
      <text:p text:style-name="P71">KFORTH instructions</text:p>
      <text:p text:style-name="P71">Flow</text:p>
      <text:p text:style-name="P71">Stack</text:p>
      <text:p text:style-name="P71">Pair</text:p>
      <text:p text:style-name="P71">Maths Single</text:p>
      <text:p text:style-name="P71">Maths Pair</text:p>
      <text:p text:style-name="P71">Equality</text:p>
      <text:p text:style-name="P71">Logic</text:p>
      <text:p text:style-name="P71"><text:soft-page-break/>Register Read</text:p>
      <text:p text:style-name="P71">Register Write</text:p>
      <text:p text:style-name="P71">Bit Manipulation</text:p>
      <text:p text:style-name="P69"/>
      <text:p text:style-name="P70">This writeup is a bit shorter because of the infographics and because I just moved, but the next step would be describing the remaining bits of the simulator and how to automatically run it.</text:p>
      <text:p text:style-name="P67"/>
      <text:p text:style-name="P66"/>
      <text:h text:style-name="Heading_20_1" text:outline-level="1"><text:bookmark-start text:name="__RefHeading___Toc1551_184496331"/>20230802<text:bookmark-end text:name="__RefHeading___Toc1551_184496331"/></text:h>
      <text:p text:style-name="P72">I have come to the unfortunate conclusion that this repo contains enough functions that documentation is necessary.</text:p>
      <text:p text:style-name="P72">More seriously, I need to split the code into sections, roughly on Initialisation, Reading Archives and Phylogenetics. Then I can begin removing code that has become unneeded, or simply didn’t work out.</text:p>
      <text:p text:style-name="P72">Firstly for reading archives, the swarm of translation functions really needs some unravelling:</text:p>
      <text:list xml:id="list961130650" text:style-name="L3">
        <text:list-item>
          <text:p text:style-name="P123">convert_binary_to_base4(): Function to convert from binary to base-4, so as to retain 2's complement.<text:line-break/>No need with arbitrary element length.</text:p>
        </text:list-item>
        <text:list-item>
          <text:p text:style-name="P123">convert_b4_to_decimal()</text:p>
        </text:list-item>
        <text:list-item>
          <text:p text:style-name="P123">convert_b4_to_intstr()</text:p>
        </text:list-item>
        <text:list-item>
          <text:p text:style-name="P123">convert_kforth_to_base4()</text:p>
        </text:list-item>
        <text:list-item>
          <text:p text:style-name="P123">convert_base4_to_kforth()</text:p>
        </text:list-item>
        <text:list-item>
          <text:p text:style-name="P123">convert_base4_to_nucleotide()<text:line-break/>No need, can retrieve from past versions.</text:p>
        </text:list-item>
        <text:list-item>
          <text:p text:style-name="P123">convert_nucleotide_to_base4()</text:p>
        </text:list-item>
        <text:list-item>
          <text:p text:style-name="P123">join_genome_for_msa()</text:p>
        </text:list-item>
        <text:list-item>
          <text:p text:style-name="P123">convert_base4_to_aaff(): Convert keywords to AA-FF for storage. </text:p>
        </text:list-item>
        <text:list-item>
          <text:p text:style-name="P123">store_aaff(): Converts AAFF list to string.</text:p>
        </text:list-item>
        <text:list-item>
          <text:p text:style-name="P123">retrieve_aaff(): Converts AAFF string to list.</text:p>
        </text:list-item>
        <text:list-item>
          <text:p text:style-name="P123">convert_aaff_to_base4()</text:p>
        </text:list-item>
        <text:list-item>
          <text:p text:style-name="P123">convert_aaff_to_xascii(): Convert list of AAFF to Extended ASCII.<text:line-break/>No need because minimal space savings for a lot of complexity.</text:p>
        </text:list-item>
        <text:list-item>
          <text:p text:style-name="P123">unspool_aaff_for_msa(): Single function to convert chosen AAFF strings into nucleotide sequences for MSA.</text:p>
        </text:list-item>
        <text:list-item>
          <text:p text:style-name="P123">check_input_files(): This function is used for variable inputs. May print ‘Mismatch in EVOLVE and PHASCII detected’.</text:p>
        </text:list-item>
        <text:list-item>
          <text:p text:style-name="P123">translate_aaff_to_kforth<text:span text:style-name="T42">(): To eyeball the genome. Returns kforth_string.</text:span></text:p>
        </text:list-item>
        <text:list-item>
          <text:p text:style-name="P123">split_kforth_to_read<text:span text:style-name="T42">(): Split aaff_string into kforth_rows_list for readability.</text:span></text:p>
        </text:list-item>
        <text:list-item>
          <text:p text:style-name="P123">fix_negnum_in_aaff<text:span text:style-name="T42">(): Fix negative numbers in strain_genome_015 as they were far too large.<text:line-break/>No need because it was to implement a hotfix.</text:span></text:p>
        </text:list-item>
        <text:list-item>
          <text:p text:style-name="P123">save_aaff_to_fasta<text:span text:style-name="T42">()</text:span></text:p>
        </text:list-item>
        <text:list-item>
          <text:p text:style-name="P123">fix_aaff_into_xascii<text:span text:style-name="T42">(): Change data storage format for strain_genome_015.</text:span></text:p>
        </text:list-item>
      </text:list>
      <text:p text:style-name="P73">For convenience, here are the genome lengths:</text:p>
      <text:p text:style-name="P73">array([ 34, <text:s/>12, <text:s/>38, <text:s/>30, <text:s/>32, <text:s/>36, <text:s/>45, <text:s/>22, <text:s/>37, <text:s/>31, <text:s/>33, <text:s/>35, <text:s/>28,</text:p>
      <text:p text:style-name="P73"><text:s text:c="8"/>39, <text:s/>15, <text:s/>48, <text:s/>13, <text:s/>29, <text:s/>55, <text:s/>43, <text:s/>40, <text:s text:c="2"/>8, <text:s/>52, <text:s/>27, <text:s/>23, <text:s/>56,</text:p>
      <text:p text:style-name="P73"><text:s text:c="8"/>44, <text:s/>42, <text:s/>41, <text:s/>26, <text:s/>14, <text:s/>25, <text:s/>53, <text:s/>61, <text:s/>24, <text:s/>59, <text:s/>20, <text:s/>16, <text:s/>18,</text:p>
      <text:p text:style-name="P73"><text:s text:c="8"/>58, <text:s/>54, <text:s/>11, <text:s/>17, <text:s/>21, <text:s/>10, <text:s/>49, <text:s/>47, <text:s/>46, <text:s/>51, <text:s/>50, <text:s/>19, <text:s/>57,</text:p>
      <text:p text:style-name="P73"><text:s text:c="9"/>9, <text:s/>60, <text:s/>62, <text:s/>77, <text:s/>66, <text:s/>75, <text:s/>68, <text:s/>65, <text:s text:c="2"/>3, <text:s/>64, <text:s/>63, <text:s/>82, <text:s/>79,</text:p>
      <text:p text:style-name="P73"><text:s text:c="8"/>70, <text:s/>69, <text:s/>74, <text:s/>81, <text:s/>72, <text:s/>71, <text:s/>80, <text:s/>87, <text:s/>76, <text:s/>78, <text:s/>86, <text:s/>85, <text:s/>73,</text:p>
      <text:p text:style-name="P73"><text:soft-page-break/><text:s text:c="8"/>67, <text:s/>96, <text:s/>84, <text:s/>89, <text:s/>94, <text:s/>83, <text:s/>88, <text:s/>91, 102, <text:s/>97, <text:s/>95, <text:s/>93, 106,</text:p>
      <text:p text:style-name="P73"><text:s text:c="7"/>100, <text:s/>90, <text:s text:c="2"/>7, 103, 107, 105, 104, <text:s/>92, 101, 113, <text:s/>98, <text:s/>99, 109,</text:p>
      <text:p text:style-name="P73"><text:s text:c="7"/>108, 110, 111, 115, 112, 122, 114, 133, 131, 127, 117, 116, 130,</text:p>
      <text:p text:style-name="P73"><text:s text:c="7"/>118, 125, 120, 121, 119, 132, 129, 128, 124, 134, 126, 136, 135,</text:p>
      <text:p text:style-name="P73"><text:s text:c="7"/>157, 142, 138, 153, 140, 145, 137, 123, 154, 158, 155, 152, 144,</text:p>
      <text:p text:style-name="P73"><text:s text:c="7"/>150, 147, 178, 151, 159, 148, 162, 143, 141, 139, 160, 161, 146,</text:p>
      <text:p text:style-name="P73"><text:s text:c="7"/>149, 176, 170, 171, 167, 173, 156, 177, 183, 164, 166, 182, 174,</text:p>
      <text:p text:style-name="P73"><text:s text:c="7"/>163, 184, 169], dtype=int64)</text:p>
      <text:p text:style-name="P73"/>
      <text:h text:style-name="P128" text:outline-level="1"><text:bookmark-start text:name="__RefHeading___Toc1553_184496331"/>20240303<text:bookmark-end text:name="__RefHeading___Toc1553_184496331"/></text:h>
      <text:p text:style-name="P74">It has been a long time. I think I was defeated by the thought of not even comprehending what I saw. What am I looking for exactly? Trying to observe natural progressions? Then what tools do I want to have? How much data do I want to retain? How do I re-open a snapshot?</text:p>
      <text:p text:style-name="P74">I keep going back to KJS’s goal of predator evasion by prey. Is that lofty? In the Bibites, predation itself is a hard behaviour to evolve, but here it’s built into the system.</text:p>
      <text:p text:style-name="P74">The other thing is what the purpose of artificial life is. To explore these simulations themselves, or to uncover insights about the much more complex real world? In other words, I am not really keen on the computer simulation myth any more. There are other kinds of simulation hypotheses about how much our senses capture the real world vs what is important for survival only, but that’s more nuanced and has nothing to do with computers or mind-uploading.</text:p>
      <text:p text:style-name="P75">Am I trying to transcend artificial life? Yes, after a brief email from Prof Andy Adamatzky when he mentioned that the field was not as interesting any more. But he was one of the people that was heavily involved in it in the preceding decades, so what gives? Perhaps he’s more interested in fungi, and he can do that with Merlin Sheldrake and others. But I think society is still stuck a few decades behind in this regard, so there’s a bit more time for me to find my niche.</text:p>
      <text:p text:style-name="P76">Here’s a thought: How do people handle a huge number of runs in Conway’s Game of Life? It might be worth taking a look at their methodology.</text:p>
      <text:h text:style-name="P129" text:outline-level="1"><text:bookmark-start text:name="__RefHeading___Toc1555_184496331"/>20240304<text:bookmark-end text:name="__RefHeading___Toc1555_184496331"/></text:h>
      <text:p text:style-name="P77">The search started slow and I couldn’t quite figure out the right terms. Seems that the Conway Life forums were a good place to search though. They also cover other cellular automata, while the subreddit is rather small. I am not going into the Discord unless I really have to. And I don’t have to, because I’ve discovered Hashlife. </text:p>
      <text:p text:style-name="P77">Hashlife is an optimisation algorithm that basically saves sub-patterns and predicts them in order to save processing power on running each individual cell i.e. the naive approach. I have been most naive until now. Of course, Evolve isn’t Conway’s Game of Life (CGOL) or B3S23. It doesn’t even qualify at all, especially with faraway vision invalidating the Moore neighbourhood. What was most useful was reading people walking through Hashlife’s implementation. </text:p>
      <text:p text:style-name="P77">I might be able to do the same for storage, at least. I’ve added my rough notes below.</text:p>
      <text:p text:style-name="P77"><text:soft-page-break/>But just to recap, I can store genomes that occur beyond a threshold, then replace them in the book_of_life. For those below the threshold, maybe define them in terms of indel/swap compared to a cached genome? Or would that be more trouble than just displaying the raw genome?</text:p>
      <text:p text:style-name="P77">Also, the concept of OpenAlex’s snapshots for database updating has been rattling in my head rent-free for the past few months. I even went to the diff-and-merge Github repo again and again thinking how to make it work. Now, I think I found the way: Find organisms that survived from the previous time-step and update the fields that change like age, maybe live/dead, location, rotation, number of cells, energy level, number of children.</text:p>
      <text:p text:style-name="P77">Of course all this theory-crafting sounds great, but the real test lies in the processing time and memory savings. I probably would want to start with a small save to work with, then scale up. <text:span text:style-name="T44">I don’t actually have a small save, so it must have been my own informal runs.</text:span></text:p>
      <text:p text:style-name="P78">Garbage collection might be useful too.</text:p>
      <text:p text:style-name="P78"/>
      <text:p text:style-name="P77"/>
      <text:p text:style-name="P77">Is there any information loss between a save and its compressed copy? </text:p>
      <text:p text:style-name="P77">And can that information be removed without any impact on subsequent steps? </text:p>
      <text:p text:style-name="P77">A more minimal storage method is to save at a small-sized file, then progress the required number of steps. So then need to track which is the smallest file size, perhaps track on a curve and wait for bottom of a valley. Then remove all other files?... </text:p>
      <text:p text:style-name="P77"><text:s/></text:p>
      <text:p text:style-name="P77">There are two big problems at the same time. One is runtime lag. The other is run size. They're probably related. Here is where DOE might come in to help out. </text:p>
      <text:p text:style-name="P77"><text:s/></text:p>
      <text:p text:style-name="P77">Simplest would be tracking which cells contain which values, I guess. Blank and barrier are easiest to manage. Then maybe dead cells. And then spores which are always a single square, though they contain some biodata as well. Cells are most complex because of their biodata and also because they might be part of a larger organism. </text:p>
      <text:p text:style-name="P77"><text:s/></text:p>
      <text:p text:style-name="P77">How to store an organism? Bounding box, then find location of a reference corner. (White spaces allow possibility of overlap of bounding boxes, though the cells themselves cannot overlap.) </text:p>
      <text:p text:style-name="P77"><text:s/></text:p>
      <text:p text:style-name="P77">Other ways is to just constrain the genome size or world size then roll with that. Either small worlds long runtimes, or large worlds with short runtimes. </text:p>
      <text:p text:style-name="P77">There will always be less organisms than squares. How can this help me? Track bounding boxes rather than whether each square is empty/full? </text:p>
      <text:p text:style-name="P77">Also, each organism should change only a few pieces of data. Always age, maybe live/dead, location, rotation, number of cells, energy level, number of children. Should be better than searching everything else from scratch. </text:p>
      <text:p text:style-name="P77"><text:soft-page-break/><text:s/></text:p>
      <text:p text:style-name="P77">Cache mutated genomes? Maybe just mutations of the progenitor, within a certain number of indels. Or only cache if the number of occurences exceeds a threshold. </text:p>
      <text:p text:style-name="P77">Incremental... Just see the orgids and then track changes for pre-existing orgids, deaths for missing orgids and record from scratch for new orgids. </text:p>
      <text:p text:style-name="P77"><text:s/></text:p>
      <text:p text:style-name="P77"><text:s/></text:p>
      <text:p text:style-name="P77"><text:s/></text:p>
      <text:p text:style-name="P77">https://conwaylife.com/wiki/Life-like_cellular_automaton </text:p>
      <text:p text:style-name="P77">There are 262144 (= 218) distinct Life-like rules. Each rule has a complementary rule which behaves identically under on-off reversal; namely the rule in which birth occurs on all N except those for which 8 - N is a survival condition in the original rule, and survival occurs on all N except those for which 8 - N is a birth condition in the original rule. For example, the rule complementary to Conway's Life is B0123478/S01234678. This however does not quite halve the number of effectively distinct rules, as there are 512 (= 29) self-complementary rules which are unaffected by on-off reversal. </text:p>
      <text:p text:style-name="P77">Conway's Game of Life (B3/S23) </text:p>
      <text:p text:style-name="P77">DryLife (B37/S23) </text:p>
      <text:p text:style-name="P77">Pedestrian Life (B38/S23) </text:p>
      <text:p text:style-name="P77">EightLife (B3/S238) </text:p>
      <text:p text:style-name="P77">Also: https://conwaylife.com/wiki/OCA:Rule_110 </text:p>
      <text:p text:style-name="P77">OCA means Other Cellular Automata </text:p>
      <text:p text:style-name="P77"><text:s/></text:p>
      <text:p text:style-name="P77">Algorithms: </text:p>
      <text:p text:style-name="P77">(Naive) </text:p>
      <text:p text:style-name="P77">HashLife - hashing into subpatterns and memoization, works for repetitive patterns </text:p>
      <text:p text:style-name="P77">QuickLife - simulate other Lifelike CAs </text:p>
      <text:p text:style-name="P77"><text:s/></text:p>
      <text:p text:style-name="P77">Game of Life forums search: </text:p>
      <text:list xml:id="list1319284429" text:style-name="L4">
        <text:list-item>
          <text:p text:style-name="P136">memory </text:p>
        </text:list-item>
        <text:list-item>
          <text:p text:style-name="P136">save </text:p>
        </text:list-item>
        <text:list-item>
          <text:p text:style-name="P136">hashlife </text:p>
        </text:list-item>
        <text:list-item>
          <text:p text:style-name="P136">optimize </text:p>
        </text:list-item>
        <text:list-item>
          <text:p text:style-name="P136">save size </text:p>
        </text:list-item>
        <text:list-item>
          <text:p text:style-name="P136"><text:soft-page-break/>lag </text:p>
        </text:list-item>
        <text:list-item>
          <text:p text:style-name="P136">slow </text:p>
        </text:list-item>
        <text:list-item>
          <text:p text:style-name="P136">generation </text:p>
        </text:list-item>
        <text:list-item>
          <text:p text:style-name="P136">memoization </text:p>
        </text:list-item>
        <text:list-item>
          <text:p text:style-name="P136">algorithm </text:p>
        </text:list-item>
        <text:list-item>
          <text:p text:style-name="P136">snapshots </text:p>
        </text:list-item>
        <text:list-item>
          <text:p text:style-name="P136">merge </text:p>
        </text:list-item>
        <text:list-item>
          <text:p text:style-name="P136">git </text:p>
        </text:list-item>
        <text:list-item>
          <text:p text:style-name="P136">version control </text:p>
        </text:list-item>
      </text:list>
      <text:p text:style-name="P77"><text:s/></text:p>
      <text:p text:style-name="P77">https://news.ycombinator.com/item?id=38965429</text:p>
      <text:p text:style-name="P77">https://stackoverflow.com/questions/5059817/whats-an-efficient-implementation-of-conways-game-of-life-for-low-memory-uses </text:p>
      <text:p text:style-name="P77">Looks like a fun piece of hardware. Storing 1 bit per pixel of a 96x128 pixel display gives 12,288 bits. That's already over half of the 16,384 bits you say are "available". If you can't even store 2 bits per cell, there's not a lot of room to do much. </text:p>
      <text:p text:style-name="P77">(This is the first time I heard this was bad... Uh oh. But on the other hand it means there's much room for improvement. What is the worst case BTW?) </text:p>
      <text:p text:style-name="P77">http://www.thelowlyprogrammer.com/2011/05/game-of-life-part-2-hashlife.html </text:p>
      <text:p text:style-name="P77">https://drdobbs.com/jvm/an-algorithm-for-compressing-space-and-t/184406478 (2 pages + 5 images) </text:p>
      <text:p text:style-name="P77">https://blog.oimo.io/2023/04/10/life-universe-en/ (CGOL with infinite zoom) </text:p>
      <text:p text:style-name="P77">https://johnhw.github.io/hashlife/index.md.html </text:p>
      <text:p text:style-name="P77">"Hashlife is very fast for periodic patterns run for long stretches. It is not efficient for chaotic patterns (it will rapidly run out of memory and grind to a halt) and it is not very useful for interactive display, as displaying each generation is a huge overhead." </text:p>
      <text:p text:style-name="P77"><text:s/></text:p>
      <text:p text:style-name="P77">https://web.archive.org/web/20221127154346/https://jennyhasahat.github.io/hashlife.html </text:p>
      <text:p text:style-name="P77">https://dotat.at/prog/life/life.html (Disapproves of Black Book approach) </text:p>
      <text:p text:style-name="P77"><text:s/></text:p>
      <text:p text:style-name="P77">Abrash's Black Book with chapters for CGOL (B3/S23), stored as Github repo with EPUB and MOBI releases. </text:p>
      <text:p text:style-name="P77">Other CA. So many things I want to do... </text:p>
      <text:p text:style-name="P77"><text:s/></text:p>
      <text:p text:style-name="P77"><text:soft-page-break/>Running Evolve on a microprocessor </text:p>
      <text:p text:style-name="P77">Coding my own simulator with phylogenetics, bestiary and DOE built-in </text:p>
      <text:p text:style-name="P77"><text:s/></text:p>
      <text:p text:style-name="P77">For 3 cells, 2^(2^3) = 256 ECAs (1D) organised by Wolfram code.</text:p>
      <text:p text:style-name="P76"/>
      <text:p text:style-name="P76"/>
      <text:p text:style-name="P76">// <text:span text:style-name="T44">And now onto the next step: Finding how to optimise the PHASCII. I think going by structs is a good idea:</text:span></text:p>
      <text:list xml:id="list1282528057" text:style-name="L5">
        <text:list-item>
          <text:p text:style-name="P137">struct ORGANIC[N]</text:p>
        </text:list-item>
        <text:list-item>
          <text:p text:style-name="P137">struct BARRIER[N]</text:p>
        </text:list-item>
        <text:list-item>
          <text:p text:style-name="P137">struct ER </text:p>
        </text:list-item>
        <text:list-item>
          <text:p text:style-name="P137">struct KFMO</text:p>
        </text:list-item>
        <text:list-item>
          <text:p text:style-name="P137">struct SPORE</text:p>
        </text:list-item>
        <text:list-item>
          <text:p text:style-name="P137">struct CELL</text:p>
        </text:list-item>
        <text:list-item>
          <text:p text:style-name="P137">struct ORGANISM</text:p>
        </text:list-item>
        <text:list-item>
          <text:p text:style-name="P137">struct KEYLIST </text:p>
        </text:list-item>
        <text:list-item>
          <text:p text:style-name="P137">struct PLAYER</text:p>
        </text:list-item>
        <text:list-item>
          <text:p text:style-name="P137">struct UNIVERSE</text:p>
        </text:list-item>
        <text:list-item>
          <text:p text:style-name="P137">UNIVERSE</text:p>
        </text:list-item>
        <text:list-item>
          <text:p text:style-name="P137">ER</text:p>
        </text:list-item>
        <text:list-item>
          <text:p text:style-name="P137">KFMO</text:p>
        </text:list-item>
        <text:list-item>
          <text:p text:style-name="P137">BARRIER *10</text:p>
        </text:list-item>
        <text:list-item>
          <text:p text:style-name="P137">KEYLIST</text:p>
        </text:list-item>
        <text:list-item>
          <text:p text:style-name="P137">ORGANIC</text:p>
        </text:list-item>
        <text:list-item>
          <text:p text:style-name="P139">SPORE</text:p>
        </text:list-item>
        <text:list-item>
          <text:p text:style-name="P138">ORGANISM</text:p>
        </text:list-item>
        <text:list-item>
          <text:p text:style-name="P138">CELL</text:p>
        </text:list-item>
      </text:list>
      <text:p text:style-name="P79">It seems that the structs define the, well, structure of the rest of the file. It takes up 110 lines, which sounds like a lot until considering the thousands-line length of the rest of the file. BARRIER alone takes up so much space for a 500*600 ellipse of line width 2. Seriously, it takes up the bulk of the empty file at 4,546 lines in big_bang. Though again, this pales in comparison to the 100,000s that appear later on.</text:p>
      <text:p text:style-name="P79">In other words, there is a minor but significant template portion of the PHASCII that can be omitted from snapshots.</text:p>
      <text:p text:style-name="P79"><text:soft-page-break/>Also, getting to snapshots might be similar to how the Lifers do it: Just jump to a time-step. Hmm, I always struggle with the time resolution part of it. Just this dilemma of wanting to go far but also capture every detail. <text:span text:style-name="T45">In that case, just retain step=0 as the template.</text:span></text:p>
      <text:p text:style-name="P80">A similar weakness of MemoEvolve (Memolve) probably would be additional start size/duration due to trying to capture every single unique genome. So there’s some traversal, unavoidably. But I do want to be able to sub-divide the orgids. So something like Ctrl-F to quickly capture all the orgids and spores? Honestly spores will become cells that are important, but they themselves aren’t that crucial.</text:p>
      <text:p text:style-name="P80">Another concern that I learned from the merger of the book_of_life and strain_genome into bol_gen is that I’m still not too sure if storage savings will really help that much. <text:span text:style-name="T46">What is the gain? I suppose traversing each time-step will only have to update a small bit of storage rather than the entire database. Yes, I think that is a tangible gain in performance because the max population is reached quite rapidly. </text:span><text:span text:style-name="T48">Literally the records of the dead are weighing on the backs of the living, but it will be no more if I can do this right.</text:span><text:span text:style-name="T46"> Yes, this is the insight I was working towards.</text:span></text:p>
      <text:p text:style-name="P81">I did omit the template sections from the PHASCIIs actually, but I can do better I hope. (Add a symbol to indicate no change in an organism, except age+1.)</text:p>
      <text:p text:style-name="P80">(Cache in a dict, store dict as JSON? But also good to track number of occurrences as well. Still store genome in AAFF format.)</text:p>
      <text:p text:style-name="P80">// <text:span text:style-name="T47">I need a better breakdown of the PHASCII. I might print out its sections. Or do a Canva image the way I prepared the summaries for the KFORTH and organism instructions.</text:span></text:p>
      <text:p text:style-name="P80"/>
      <text:h text:style-name="P130" text:outline-level="1"><text:bookmark-start text:name="__RefHeading___Toc5874_2014692744"/>20240305<text:bookmark-end text:name="__RefHeading___Toc5874_2014692744"/></text:h>
      <text:p text:style-name="P82">There might be a way to select the genome size. Maybe edit the PHASCII to remove organisms with long genomes, then save the file in the EVOLVE format.</text:p>
      <text:p text:style-name="P82">// <text:span text:style-name="T54">I should definitely split evolve_executor.py into separate files. Everything’s a giant mess currently.</text:span></text:p>
      <text:p text:style-name="P82">// I’m going to prepare the test scenarios and push them to their limits. Basically find out which step takes longer than 10s to execute. Both direct and stepwise. </text:p>
      <text:p text:style-name="P82">I created a new save called need_for_speed sized 100*100 with oval barrier enabled <text:span text:style-name="T49">(807 squares filled)</text:span>.</text:p>
      <text:p text:style-name="P82">For now, I’ll number the last set of runs as 001_. This preliminary optimisation set will then be 002_. <text:span text:style-name="T49">After renaming the folders for more brevity, I’ll have to tweak the paths in evolve_executor.py.</text:span></text:p>
      <text:p text:style-name="P83">I think a decent benchmark might be to see how far execution goes in 10s, recorded on my iPhone 14 stopwatch app. <text:span text:style-name="T50">Immediately, I’m reminded that the max number of steps that can be traversed is 1000, in case I never explicitly recorded this before. Of course the universe file itself greatly impacts the execution speed. But however far or short this gets, it’ll be our upper bound. What I should do for more precise timings in future is to set a time duration rather than number of steps.</text:span></text:p>
      <text:p text:style-name="P93"><text:soft-page-break/></text:p>
      <text:p text:style-name="P85">NOTE: <text:span text:style-name="T51">Don’t</text:span> save the file, just save the input parameters. Otherwise I’ll definitely run out of space eventually. <text:span text:style-name="T51">I’m recording these in evodons.ods as well, but probably should split it into its own sheet.</text:span></text:p>
      <text:p text:style-name="P84"><text:span text:style-name="T51">002_001: </text:span>Starting the time as I begin pressing the Enter key, I get a time of 53K steps. <text:span text:style-name="T57">This is done in triplicate, despite the determinism. I just think it’s a good habit to get started on, along with other statistical techniques in future.</text:span></text:p>
      <text:p text:style-name="P84">There are many ways to go about this... I guess we can just take a look at the state of the universe after 53K steps. OK I see why it started slowing down: I forgot to limit <text:span text:style-name="T51">Max Code Blocks to 1. I suppose with the small space imposing a population per generation constraint, a lot of generations pass and mutations quickly accrue. Yep, I’m eyeballing 377, and a search shows the max generation is 471. The max NUM-CB is 17 in generation 381, indicating that they’re probably dying out to more efficient genomes. Suffice to say that there’s plenty of data to work on even in this tiny area.</text:span></text:p>
      <text:p text:style-name="P86">002_002: Some improvement to 70K steps. But the first 30-40K steps felt like they ran at about the same pace. <text:span text:style-name="T52">The funny thing is that the limit did not work? I think the limit was set to 10, but I’m sure I had a run where the genome was stored entirely in main().</text:span></text:p>
      <text:p text:style-name="P94">(Using the in-built time function, the number of steps is 66K. That’s quite a difference.)</text:p>
      <text:p text:style-name="P87">I found the problem: seed.kforth contains 10 code blocks itself. <text:span text:style-name="T53">The progenitor in big_bang has only 2, but I want to find the minimal genome. Well, seems like I used it in Set_001 so let’s stick with that.</text:span></text:p>
      <text:p text:style-name="P88">002_003: Repeat of 001, use big_bang’s progenitor. Oh... the population peaked at 3000 by step=6K, then plummeted to 300 in step=7K and 1 in step=8K. A veritable apocalypse. This wasn’t what I expected. Time to find another candidate I guess?</text:p>
      <text:p text:style-name="P88">For the sake of completeness, I opened the universe to find my single survivor. It was all I could see, because it filled the entire circle. It’s theoretically possible, but I’ve never seen it before, likely due to the larger maps. It’s kinda frightening, and this chonker occupies almost 96K lines in the corresponding PHASCII <text:span text:style-name="T55">thanks to its thousands of cells</text:span>.</text:p>
      <text:p text:style-name="P91">It is on one hand desolation, but also supreme domination by grey (yellow?) goo. So I think I’ll move onto the next run with trepidation.</text:p>
      <text:p text:style-name="P91">/// <text:span text:style-name="T56">Physarum polycephalus</text:span> is yellow too... I’ve kept seeing its yellow veins again and again in my studies on basal cognition.</text:p>
      <text:p text:style-name="P89">002_00<text:span text:style-name="T55">4</text:span>: Repeat of 002, use big_bang’s progenitor. <text:span text:style-name="T57">Surprisingly it slowed down at 27K steps. I guess I’ll see if raising the Max Code Blocks to 10 helps or not.</text:span></text:p>
      <text:p text:style-name="P92">Ah. Yellow goo in progress. But running the output universe in the GUI, everything eventually dies. That didn’t happen in the batch format, so what gives? OK, I was so engrossed in timekeeping that I didn’t notice the decline. I’m going to guess that limiting the genome won’t work. </text:p>
      <text:p text:style-name="P92">I will highlight the surprising range of morphologies. Other than the yellow goo itself, there are single cells, horizontal lines and plain blobs. I guess the body plan is not really that complicated, all things considered.</text:p>
      <text:p text:style-name="P92"><text:soft-page-break/>Now to come to a premature conclusion – the genomic space available to big_bang is just not all that large with the default mutation rates. Tweaking them might be interesting, but I don’t really want to fuss around with that. I’ll try finding another short genome. If not, then we’ll work with seed.kforth.</text:p>
      <text:p text:style-name="P92"><text:span text:style-name="T59">Interlude: </text:span>I tried sifting through bol_gen_010.csv, but after a false hope of a 3-long genome and much longer parental genomes, I think it’s time to cut my losses. After all, I do have another variable to test. <text:span text:style-name="T58">Never mind, I misunderstood what interval means. It’s my own variable for periodic updates in the Python console, nothing to do with Evolve itself.</text:span></text:p>
      <text:p text:style-name="P93">Now doing some stress-testing at 100K and 1M steps to make sure the universe doesn’t die out or coalesce into yellow goo. Watching the population drop and rise led me to reflect on the big picture. As organisms die or lay spores, that represents a lot of energy getting locked away. Kind of like how oxygen was a waste product before, until life evolved to use it. Also maybe wood as well, which has been accumulating as fossil fuels and today is still challenging to digest. Bones too I guess. </text:p>
      <text:p text:style-name="P93">There are a few stages then in population growth: Exponential growth, plateau, drop, organic debris, clearing of debris. It’s a cycle, and I expect that there’s much nuance in each of these steps.</text:p>
      <text:p text:style-name="P90">002_00<text:span text:style-name="T55">4</text:span>: Repeat of 002, run in GUI <text:span text:style-name="T59">for 10s.</text:span></text:p>
      <text:p text:style-name="P97"><text:span text:style-name="T54">002_00</text:span>5: Repeat of 002, run in GUI for 10s at normal speed</text:p>
      <text:p text:style-name="P97"><text:span text:style-name="T54">002_00</text:span>6: Repeat of 005, fast speed</text:p>
      <text:h text:style-name="P131" text:outline-level="1"><text:bookmark-start text:name="__RefHeading___Toc1755_3534793005"/>20240306<text:bookmark-end text:name="__RefHeading___Toc1755_3534793005"/></text:h>
      <text:p text:style-name="P95">The goal of re-packaging is to firstly to clearly divide the various main data extraction steps, and then to remove experimental functions.</text:p>
      <text:list xml:id="list2540868964" text:style-name="L6">
        <text:list-item>
          <text:p text:style-name="P140">Read paths from TXT file? <text:span text:style-name="T60">Plain line-by-line declaration seems to be acceptable. Either use global variables or class variables. Or is there a better way entirely?<text:line-break/>I asked in the Emerging Researchers in Alife discord, and seems like the ways are to just keep the long chunk of text, or store them in a config file to prevent accidentally changing them.<text:line-break/>However, a lot of my paths are assembled from set_num and run_num. Perhaps that needs a function?</text:span></text:p>
        </text:list-item>
        <text:list-item>
          <text:p text:style-name="P140">examine_book_of_life()</text:p>
        </text:list-item>
        <text:list-item>
          <text:p text:style-name="P140">simulate_universe()</text:p>
        </text:list-item>
        <text:list-item>
          <text:p text:style-name="P140">driver()</text:p>
        </text:list-item>
        <text:list-item>
          <text:p text:style-name="P140">Peruse the book_of_life.</text:p>
        </text:list-item>
        <text:list-item>
          <text:p text:style-name="P140">get_phylogeny<text:span text:style-name="T60">() and draw_phylogeny(): </text:span>Plot phylogenetic graph</text:p>
        </text:list-item>
      </text:list>
      <text:p text:style-name="P96">I’ve tidied things up. <text:span text:style-name="T61">I’ll hold onto the base4 format for now, but with the GlobalAlignment package I shouldn’t need it any more. I guess this can be counted as deprecated.</text:span></text:p>
      <text:p text:style-name="P97">I also considered representing numbers in hexadecimal rather than decimal, but I don’t think it’s really worth the character savings for each power.</text:p>
      <text:p text:style-name="P98"><text:soft-page-break/>// <text:span text:style-name="T62">I’m trying to run simulate_universe(), but it seems that there was a step I didn’t record which was to place the TXT and EVOLVE files for big_bang_0 into the run folder. I should have automated that. I guess I didn’t because I don’t know up front what savefile I’d start with.</text:span></text:p>
      <text:p text:style-name="P99">Also have to keep adding dicts as input parameters for the genome_handler functions. Now the next issue is why the PHASCIIs keep piling up. Why is the filename different?</text:p>
      <text:p text:style-name="P100">I found a hardcoded ‘1’ in line 176. After fixing that... the filenames still end with ‘1’ after the first file.</text:p>
      <text:p text:style-name="P100">Anyway, that was unrelated to the flurry of PHASCIIs. That is controlled by the ‘express’ parameter. So no need to worry about that any more.</text:p>
      <text:p text:style-name="P100">The in-built timer also helps a lot with performance testing. Past me was cleverer than I expected.</text:p>
      <text:p text:style-name="P102">Sadly, my functions slow down simulation quite a lot:</text:p>
      <text:p text:style-name="P100">// <text:span text:style-name="T63">I’m also really feeling the pain of testing different runs now. Every time I change the run number, I have to create a new console tab and reload everything. </text:span></text:p>
      <text:p text:style-name="P101">I’ve decided to write a function to automate it, so I can choose when to enable/disable it.</text:p>
      <text:p text:style-name="P101">// Changed terminology from ‘set’ to ‘group’, to avoid confusion with getting/setting. In machine learning they use epochs I think. Then training set, <text:span text:style-name="T64">validation set and test set. ‘Batch’ is already used in ‘batch utility’.</text:span></text:p>
      <text:p text:style-name="P101">// <text:span text:style-name="T64">With this firmer foundation, I’m going to try caching common genomes. The progenitor will definitely be stored first, and then I’ll try a threshold of 5. Most likely I’ll use this on the final PHASCII. Not much sense to add this to the execution.</text:span></text:p>
      <text:p text:style-name="P103">This will affect the book_of_life as well. This means I need a way to detect if a genome has been cached.</text:p>
      <text:p text:style-name="P104">For now, let’s work with sfgen_dict from load_strain_genome(path_sgen). Or perhaps better to try bgen_df.Genome? </text:p>
      <text:p text:style-name="P105">translate_aaff_to_kforth() is broken because of the dicts... Oh gosh this will be annoying to change. So far I’ve been able to transfer functions or variables back and forth, but now we’re truly seeing a dict that is needed both in evolve_executor_00.py and a package. I moved the dicts back to genome_handler.py, and then added path_workdir and imported a couple of packages from os.</text:p>
      <text:p text:style-name="P106">Funny thing is I meant to go by chronological order, but df.value_counts() was so convenient that I switched to that instead.</text:p>
      <text:p text:style-name="P107">Next step would be to compare <text:span text:style-name="T65">between </text:span>timesteps.</text:p>
      <text:h text:style-name="P132" text:outline-level="1"><text:bookmark-start text:name="__RefHeading___Toc1757_3534793005"/>20240307<text:bookmark-end text:name="__RefHeading___Toc1757_3534793005"/></text:h>
      <text:p text:style-name="P108">I tried caching genomes and while the compression ratio can be 60-70%, it’s still not as much as I expected on reflection. Probably this becomes relevant for massive data usage, but then I’d be hoping for greater compression then.</text:p>
      <text:p text:style-name="P108">// Consider using pathlib.Path.</text:p>
      <text:p text:style-name="P108"><text:soft-page-break/>// I can’t remember what I was going to say but it was really important. Another important point is that I should write a minimal version of simulate_universe() without all the data recording. So really just manipulating BAT files.</text:p>
      <text:h text:style-name="P133" text:outline-level="1"><text:bookmark-start text:name="__RefHeading___Toc1811_290031788"/>2024030<text:span text:style-name="T66">9</text:span><text:bookmark-end text:name="__RefHeading___Toc1811_290031788"/></text:h>
      <text:p text:style-name="P109">I just tried converting a PHASCII into an EVOLVE universe and it worked. However, I would like to verify that they behave identically. Because there is already a size difference between the EVOLVE and PHASCII. At least the test conversion worked. I was worried that creating the PHASCII involved some sort of irreversible transformation.</text:p>
      <text:p text:style-name="P110">But the second round of exporting generates a PHASCII with the same size, and apparently the same content as well. I don’t really know a way to comprehensively test this, but I’ll try with some of the longer runs.</text:p>
      <text:p text:style-name="P110">For 001_030, the converted universe takes a long time to open. But it does open.</text:p>
      <text:p text:style-name="P111">Let me jump ahead to one application: If excessive memory usage slows down the simulation, is it possible to run garbage collection on unneeded memory? For example, in tracking the number of dead organisms. But there doesn’t seem to be any memory spent on a dead organism. </text:p>
      <text:p text:style-name="P111">Memory Usage:</text:p>
      <text:list xml:id="list3832559013" text:style-name="L7">
        <text:list-item>
          <text:p text:style-name="P141">Grid (Memory, same for the other types)</text:p>
        </text:list-item>
        <text:list-item>
          <text:p text:style-name="P141">Call Stack</text:p>
        </text:list-item>
        <text:list-item>
          <text:p text:style-name="P141">Data Stack</text:p>
        </text:list-item>
        <text:list-item>
          <text:p text:style-name="P141">Program</text:p>
        </text:list-item>
        <text:list-item>
          <text:p text:style-name="P141">Organism</text:p>
        </text:list-item>
        <text:list-item>
          <text:p text:style-name="P141">Spore</text:p>
        </text:list-item>
        <text:list-item>
          <text:p text:style-name="P141">Total (Sum doesn’t match with file size)</text:p>
        </text:list-item>
      </text:list>
      <text:p text:style-name="P112">In other words, there’s not much optimisation to do here.</text:p>
      <text:p text:style-name="P112">Instead, this might possibly allow me to select organisms on genome length.</text:p>
      <text:p text:style-name="P112"/>
      <text:p text:style-name="P112">// Deprecate conversion functions and dicts in formats besides KFORTH and AAFF.</text:p>
      <text:p text:style-name="P112">// Switch to relative pathing <text:span text:style-name="T67">with Pathlib. I was confused on the difference between ‘..’ and ‘.’ for a bit long... </text:span></text:p>
      <text:p text:style-name="P113">Anyway this should help make the code work on multiple platforms.</text:p>
      <text:h text:style-name="P134" text:outline-level="1">20240310</text:h>
      <text:p text:style-name="P114">All the code tidying paid off. It is now easily apparent how I can disable data collection to run only the batch utility steps of simulate_universe(). The initial results show ~3-4x speed up. Based on Runs 002_016, 002_007 and 002_002, execution is slowed 3x by simulate_universe() itself, then <text:soft-page-break/>another 3x by data collection. Increasing the temporal resolution with simulate_universe() is probably unavoidable for the initial testing phase for my tools. </text:p>
      <text:p text:style-name="P114">In the next scaling-up phase, I’d probably have to resort to the max timestep length of 1000 to explore deep time simulations. With my current workstation, it’s not going to be feasible to run simulations into the millions of steps within any quick period of time. This is where the single-board microcontrollers might have to come in. There is precedent: KJS used a separate device to run his Year of Alife.</text:p>
      <text:p text:style-name="P114">What I’m trying to say that 3x slowdown for data collection sounds excessive. <text:span text:style-name="T68">So now I know where to focus my efforts.</text:span></text:p>
      <text:p text:style-name="P114">// <text:span text:style-name="T69">Death_step is calculated using the popn_genome dict. I think it’s meant to be a snapshot, but I technically just need to capture the orgids only. The rest can be re-constructed. There was some confusion with -1 as the death-step plus a longer book_of_life and strain_genome, but it was fixed by strictly creating a new console for each ru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05d5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7T08:59:03.096000000</meta:creation-date>
    <dc:date>2024-03-10T22:05:01.436000000</dc:date>
    <meta:editing-duration>P4DT8H45M36S</meta:editing-duration>
    <meta:editing-cycles>82</meta:editing-cycles>
    <meta:generator>LibreOffice/6.1.6.3$Windows_X86_64 LibreOffice_project/5896ab1714085361c45cf540f76f60673dd96a72</meta:generator>
    <meta:document-statistic meta:table-count="0" meta:image-count="0" meta:object-count="0" meta:page-count="28" meta:paragraph-count="604" meta:word-count="11563" meta:character-count="69655" meta:non-whitespace-character-count="58165"/>
  </office:meta>
</office:document-meta>
</file>